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6"/>
          <table:table-cell office:value-type="string" calcext:value-type="string">
            <text:p>sell price</text:p>
          </table:table-cell>
          <table:table-cell table:number-columns-repeated="2"/>
          <table:table-cell office:value-type="string" calcext:value-type="string">
            <text:p>bid price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reserve price</text:p>
          </table:table-cell>
          <table:table-cell office:value-type="string" calcext:value-type="string">
            <text:p>quantity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IF([.$J3]&gt;[.L$1];0;[.$G$2]-[.L$1])" office:value-type="float" office:value="160" calcext:value-type="float">
            <text:p>160</text:p>
          </table:table-cell>
          <table:table-cell table:formula="of:=IF([.$J3]&gt;[.M$1];0;[.$G$2]-[.M$1])" office:value-type="float" office:value="150" calcext:value-type="float">
            <text:p>150</text:p>
          </table:table-cell>
          <table:table-cell table:formula="of:=IF([.$J3]&gt;[.N$1];0;[.$G$2]-[.N$1])" office:value-type="float" office:value="140" calcext:value-type="float">
            <text:p>140</text:p>
          </table:table-cell>
          <table:table-cell table:formula="of:=IF([.$J3]&gt;[.O$1];0;[.$G$2]-[.O$1])" office:value-type="float" office:value="130" calcext:value-type="float">
            <text:p>130</text:p>
          </table:table-cell>
          <table:table-cell table:formula="of:=IF([.$J3]&gt;[.P$1];0;[.$G$2]-[.P$1])" office:value-type="float" office:value="120" calcext:value-type="float">
            <text:p>120</text:p>
          </table:table-cell>
          <table:table-cell table:formula="of:=IF([.$J3]&gt;[.Q$1];0;[.$G$2]-[.Q$1])" office:value-type="float" office:value="70" calcext:value-type="float">
            <text:p>70</text:p>
          </table:table-cell>
          <table:table-cell table:formula="of:=IF([.$J3]&gt;[.R$1];0;[.$G$2]-[.R$1])" office:value-type="float" office:value="60" calcext:value-type="float">
            <text:p>60</text:p>
          </table:table-cell>
          <table:table-cell table:formula="of:=IF([.$J3]&gt;[.S$1];0;[.$G$2]-[.S$1])" office:value-type="float" office:value="50" calcext:value-type="float">
            <text:p>50</text:p>
          </table:table-cell>
          <table:table-cell table:formula="of:=IF([.$J3]&gt;[.T$1];0;[.$G$2]-[.T$1])" office:value-type="float" office:value="40" calcext:value-type="float">
            <text:p>40</text:p>
          </table:table-cell>
          <table:table-cell table:formula="of:=IF([.$J3]&gt;[.U$1];0;[.$G$2]-[.U$1])" office:value-type="float" office:value="30" calcext:value-type="float">
            <text:p>30</text:p>
          </table:table-cell>
          <table:table-cell table:formula="of:=IF([.$J3]&gt;[.V$1];0;[.$G$2]-[.V$1])" office:value-type="float" office:value="20" calcext:value-type="float">
            <text:p>20</text:p>
          </table:table-cell>
          <table:table-cell table:formula="of:=IF([.$J3]&gt;[.W$1];0;[.$G$2]-[.W$1])" office:value-type="float" office:value="10" calcext:value-type="float">
            <text:p>10</text:p>
          </table:table-cell>
          <table:table-cell table:formula="of:=IF([.$J3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formula="of:=IF([.$J4]&gt;[.L$1];0;[.$G$2]-[.L$1])" office:value-type="float" office:value="0" calcext:value-type="float">
            <text:p>0</text:p>
          </table:table-cell>
          <table:table-cell table:formula="of:=IF([.$J4]&gt;[.M$1];0;[.$G$2]-[.M$1])" office:value-type="float" office:value="150" calcext:value-type="float">
            <text:p>150</text:p>
          </table:table-cell>
          <table:table-cell table:formula="of:=IF([.$J4]&gt;[.N$1];0;[.$G$2]-[.N$1])" office:value-type="float" office:value="140" calcext:value-type="float">
            <text:p>140</text:p>
          </table:table-cell>
          <table:table-cell table:formula="of:=IF([.$J4]&gt;[.O$1];0;[.$G$2]-[.O$1])" office:value-type="float" office:value="130" calcext:value-type="float">
            <text:p>130</text:p>
          </table:table-cell>
          <table:table-cell table:formula="of:=IF([.$J4]&gt;[.P$1];0;[.$G$2]-[.P$1])" office:value-type="float" office:value="120" calcext:value-type="float">
            <text:p>120</text:p>
          </table:table-cell>
          <table:table-cell table:formula="of:=IF([.$J4]&gt;[.Q$1];0;[.$G$2]-[.Q$1])" office:value-type="float" office:value="70" calcext:value-type="float">
            <text:p>70</text:p>
          </table:table-cell>
          <table:table-cell table:formula="of:=IF([.$J4]&gt;[.R$1];0;[.$G$2]-[.R$1])" office:value-type="float" office:value="60" calcext:value-type="float">
            <text:p>60</text:p>
          </table:table-cell>
          <table:table-cell table:formula="of:=IF([.$J4]&gt;[.S$1];0;[.$G$2]-[.S$1])" office:value-type="float" office:value="50" calcext:value-type="float">
            <text:p>50</text:p>
          </table:table-cell>
          <table:table-cell table:formula="of:=IF([.$J4]&gt;[.T$1];0;[.$G$2]-[.T$1])" office:value-type="float" office:value="40" calcext:value-type="float">
            <text:p>40</text:p>
          </table:table-cell>
          <table:table-cell table:formula="of:=IF([.$J4]&gt;[.U$1];0;[.$G$2]-[.U$1])" office:value-type="float" office:value="30" calcext:value-type="float">
            <text:p>30</text:p>
          </table:table-cell>
          <table:table-cell table:formula="of:=IF([.$J4]&gt;[.V$1];0;[.$G$2]-[.V$1])" office:value-type="float" office:value="20" calcext:value-type="float">
            <text:p>20</text:p>
          </table:table-cell>
          <table:table-cell table:formula="of:=IF([.$J4]&gt;[.W$1];0;[.$G$2]-[.W$1])" office:value-type="float" office:value="10" calcext:value-type="float">
            <text:p>10</text:p>
          </table:table-cell>
          <table:table-cell table:formula="of:=IF([.$J4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IF([.$J5]&gt;[.L$1];0;[.$G$2]-[.L$1])" office:value-type="float" office:value="0" calcext:value-type="float">
            <text:p>0</text:p>
          </table:table-cell>
          <table:table-cell table:formula="of:=IF([.$J5]&gt;[.M$1];0;[.$G$2]-[.M$1])" office:value-type="float" office:value="0" calcext:value-type="float">
            <text:p>0</text:p>
          </table:table-cell>
          <table:table-cell table:formula="of:=IF([.$J5]&gt;[.N$1];0;[.$G$2]-[.N$1])" office:value-type="float" office:value="140" calcext:value-type="float">
            <text:p>140</text:p>
          </table:table-cell>
          <table:table-cell table:formula="of:=IF([.$J5]&gt;[.O$1];0;[.$G$2]-[.O$1])" office:value-type="float" office:value="130" calcext:value-type="float">
            <text:p>130</text:p>
          </table:table-cell>
          <table:table-cell table:formula="of:=IF([.$J5]&gt;[.P$1];0;[.$G$2]-[.P$1])" office:value-type="float" office:value="120" calcext:value-type="float">
            <text:p>120</text:p>
          </table:table-cell>
          <table:table-cell table:formula="of:=IF([.$J5]&gt;[.Q$1];0;[.$G$2]-[.Q$1])" office:value-type="float" office:value="70" calcext:value-type="float">
            <text:p>70</text:p>
          </table:table-cell>
          <table:table-cell table:formula="of:=IF([.$J5]&gt;[.R$1];0;[.$G$2]-[.R$1])" office:value-type="float" office:value="60" calcext:value-type="float">
            <text:p>60</text:p>
          </table:table-cell>
          <table:table-cell table:formula="of:=IF([.$J5]&gt;[.S$1];0;[.$G$2]-[.S$1])" office:value-type="float" office:value="50" calcext:value-type="float">
            <text:p>50</text:p>
          </table:table-cell>
          <table:table-cell table:formula="of:=IF([.$J5]&gt;[.T$1];0;[.$G$2]-[.T$1])" office:value-type="float" office:value="40" calcext:value-type="float">
            <text:p>40</text:p>
          </table:table-cell>
          <table:table-cell table:formula="of:=IF([.$J5]&gt;[.U$1];0;[.$G$2]-[.U$1])" office:value-type="float" office:value="30" calcext:value-type="float">
            <text:p>30</text:p>
          </table:table-cell>
          <table:table-cell table:formula="of:=IF([.$J5]&gt;[.V$1];0;[.$G$2]-[.V$1])" office:value-type="float" office:value="20" calcext:value-type="float">
            <text:p>20</text:p>
          </table:table-cell>
          <table:table-cell table:formula="of:=IF([.$J5]&gt;[.W$1];0;[.$G$2]-[.W$1])" office:value-type="float" office:value="10" calcext:value-type="float">
            <text:p>10</text:p>
          </table:table-cell>
          <table:table-cell table:formula="of:=IF([.$J5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formula="of:=IF([.$J6]&gt;[.L$1];0;[.$G$2]-[.L$1])" office:value-type="float" office:value="0" calcext:value-type="float">
            <text:p>0</text:p>
          </table:table-cell>
          <table:table-cell table:formula="of:=IF([.$J6]&gt;[.M$1];0;[.$G$2]-[.M$1])" office:value-type="float" office:value="0" calcext:value-type="float">
            <text:p>0</text:p>
          </table:table-cell>
          <table:table-cell table:formula="of:=IF([.$J6]&gt;[.N$1];0;[.$G$2]-[.N$1])" office:value-type="float" office:value="0" calcext:value-type="float">
            <text:p>0</text:p>
          </table:table-cell>
          <table:table-cell table:formula="of:=IF([.$J6]&gt;[.O$1];0;[.$G$2]-[.O$1])" office:value-type="float" office:value="130" calcext:value-type="float">
            <text:p>130</text:p>
          </table:table-cell>
          <table:table-cell table:formula="of:=IF([.$J6]&gt;[.P$1];0;[.$G$2]-[.P$1])" office:value-type="float" office:value="120" calcext:value-type="float">
            <text:p>120</text:p>
          </table:table-cell>
          <table:table-cell table:formula="of:=IF([.$J6]&gt;[.Q$1];0;[.$G$2]-[.Q$1])" office:value-type="float" office:value="70" calcext:value-type="float">
            <text:p>70</text:p>
          </table:table-cell>
          <table:table-cell table:formula="of:=IF([.$J6]&gt;[.R$1];0;[.$G$2]-[.R$1])" office:value-type="float" office:value="60" calcext:value-type="float">
            <text:p>60</text:p>
          </table:table-cell>
          <table:table-cell table:formula="of:=IF([.$J6]&gt;[.S$1];0;[.$G$2]-[.S$1])" office:value-type="float" office:value="50" calcext:value-type="float">
            <text:p>50</text:p>
          </table:table-cell>
          <table:table-cell table:formula="of:=IF([.$J6]&gt;[.T$1];0;[.$G$2]-[.T$1])" office:value-type="float" office:value="40" calcext:value-type="float">
            <text:p>40</text:p>
          </table:table-cell>
          <table:table-cell table:formula="of:=IF([.$J6]&gt;[.U$1];0;[.$G$2]-[.U$1])" office:value-type="float" office:value="30" calcext:value-type="float">
            <text:p>30</text:p>
          </table:table-cell>
          <table:table-cell table:formula="of:=IF([.$J6]&gt;[.V$1];0;[.$G$2]-[.V$1])" office:value-type="float" office:value="20" calcext:value-type="float">
            <text:p>20</text:p>
          </table:table-cell>
          <table:table-cell table:formula="of:=IF([.$J6]&gt;[.W$1];0;[.$G$2]-[.W$1])" office:value-type="float" office:value="10" calcext:value-type="float">
            <text:p>10</text:p>
          </table:table-cell>
          <table:table-cell table:formula="of:=IF([.$J6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IF([.$J7]&gt;[.L$1];0;[.$G$2]-[.L$1])" office:value-type="float" office:value="0" calcext:value-type="float">
            <text:p>0</text:p>
          </table:table-cell>
          <table:table-cell table:formula="of:=IF([.$J7]&gt;[.M$1];0;[.$G$2]-[.M$1])" office:value-type="float" office:value="0" calcext:value-type="float">
            <text:p>0</text:p>
          </table:table-cell>
          <table:table-cell table:formula="of:=IF([.$J7]&gt;[.N$1];0;[.$G$2]-[.N$1])" office:value-type="float" office:value="0" calcext:value-type="float">
            <text:p>0</text:p>
          </table:table-cell>
          <table:table-cell table:formula="of:=IF([.$J7]&gt;[.O$1];0;[.$G$2]-[.O$1])" office:value-type="float" office:value="0" calcext:value-type="float">
            <text:p>0</text:p>
          </table:table-cell>
          <table:table-cell table:formula="of:=IF([.$J7]&gt;[.P$1];0;[.$G$2]-[.P$1])" office:value-type="float" office:value="120" calcext:value-type="float">
            <text:p>120</text:p>
          </table:table-cell>
          <table:table-cell table:formula="of:=IF([.$J7]&gt;[.Q$1];0;[.$G$2]-[.Q$1])" office:value-type="float" office:value="70" calcext:value-type="float">
            <text:p>70</text:p>
          </table:table-cell>
          <table:table-cell table:formula="of:=IF([.$J7]&gt;[.R$1];0;[.$G$2]-[.R$1])" office:value-type="float" office:value="60" calcext:value-type="float">
            <text:p>60</text:p>
          </table:table-cell>
          <table:table-cell table:formula="of:=IF([.$J7]&gt;[.S$1];0;[.$G$2]-[.S$1])" office:value-type="float" office:value="50" calcext:value-type="float">
            <text:p>50</text:p>
          </table:table-cell>
          <table:table-cell table:formula="of:=IF([.$J7]&gt;[.T$1];0;[.$G$2]-[.T$1])" office:value-type="float" office:value="40" calcext:value-type="float">
            <text:p>40</text:p>
          </table:table-cell>
          <table:table-cell table:formula="of:=IF([.$J7]&gt;[.U$1];0;[.$G$2]-[.U$1])" office:value-type="float" office:value="30" calcext:value-type="float">
            <text:p>30</text:p>
          </table:table-cell>
          <table:table-cell table:formula="of:=IF([.$J7]&gt;[.V$1];0;[.$G$2]-[.V$1])" office:value-type="float" office:value="20" calcext:value-type="float">
            <text:p>20</text:p>
          </table:table-cell>
          <table:table-cell table:formula="of:=IF([.$J7]&gt;[.W$1];0;[.$G$2]-[.W$1])" office:value-type="float" office:value="10" calcext:value-type="float">
            <text:p>10</text:p>
          </table:table-cell>
          <table:table-cell table:formula="of:=IF([.$J7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IF([.$J8]&gt;[.L$1];0;[.$G$2]-[.L$1])" office:value-type="float" office:value="0" calcext:value-type="float">
            <text:p>0</text:p>
          </table:table-cell>
          <table:table-cell table:formula="of:=IF([.$J8]&gt;[.M$1];0;[.$G$2]-[.M$1])" office:value-type="float" office:value="0" calcext:value-type="float">
            <text:p>0</text:p>
          </table:table-cell>
          <table:table-cell table:formula="of:=IF([.$J8]&gt;[.N$1];0;[.$G$2]-[.N$1])" office:value-type="float" office:value="0" calcext:value-type="float">
            <text:p>0</text:p>
          </table:table-cell>
          <table:table-cell table:formula="of:=IF([.$J8]&gt;[.O$1];0;[.$G$2]-[.O$1])" office:value-type="float" office:value="0" calcext:value-type="float">
            <text:p>0</text:p>
          </table:table-cell>
          <table:table-cell table:formula="of:=IF([.$J8]&gt;[.P$1];0;[.$G$2]-[.P$1])" office:value-type="float" office:value="0" calcext:value-type="float">
            <text:p>0</text:p>
          </table:table-cell>
          <table:table-cell table:formula="of:=IF([.$J8]&gt;[.Q$1];0;[.$G$2]-[.Q$1])" office:value-type="float" office:value="70" calcext:value-type="float">
            <text:p>70</text:p>
          </table:table-cell>
          <table:table-cell table:formula="of:=IF([.$J8]&gt;[.R$1];0;[.$G$2]-[.R$1])" office:value-type="float" office:value="60" calcext:value-type="float">
            <text:p>60</text:p>
          </table:table-cell>
          <table:table-cell table:formula="of:=IF([.$J8]&gt;[.S$1];0;[.$G$2]-[.S$1])" office:value-type="float" office:value="50" calcext:value-type="float">
            <text:p>50</text:p>
          </table:table-cell>
          <table:table-cell table:formula="of:=IF([.$J8]&gt;[.T$1];0;[.$G$2]-[.T$1])" office:value-type="float" office:value="40" calcext:value-type="float">
            <text:p>40</text:p>
          </table:table-cell>
          <table:table-cell table:formula="of:=IF([.$J8]&gt;[.U$1];0;[.$G$2]-[.U$1])" office:value-type="float" office:value="30" calcext:value-type="float">
            <text:p>30</text:p>
          </table:table-cell>
          <table:table-cell table:formula="of:=IF([.$J8]&gt;[.V$1];0;[.$G$2]-[.V$1])" office:value-type="float" office:value="20" calcext:value-type="float">
            <text:p>20</text:p>
          </table:table-cell>
          <table:table-cell table:formula="of:=IF([.$J8]&gt;[.W$1];0;[.$G$2]-[.W$1])" office:value-type="float" office:value="10" calcext:value-type="float">
            <text:p>10</text:p>
          </table:table-cell>
          <table:table-cell table:formula="of:=IF([.$J8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IF([.$J9]&gt;[.L$1];0;[.$G$2]-[.L$1])" office:value-type="float" office:value="0" calcext:value-type="float">
            <text:p>0</text:p>
          </table:table-cell>
          <table:table-cell table:formula="of:=IF([.$J9]&gt;[.M$1];0;[.$G$2]-[.M$1])" office:value-type="float" office:value="0" calcext:value-type="float">
            <text:p>0</text:p>
          </table:table-cell>
          <table:table-cell table:formula="of:=IF([.$J9]&gt;[.N$1];0;[.$G$2]-[.N$1])" office:value-type="float" office:value="0" calcext:value-type="float">
            <text:p>0</text:p>
          </table:table-cell>
          <table:table-cell table:formula="of:=IF([.$J9]&gt;[.O$1];0;[.$G$2]-[.O$1])" office:value-type="float" office:value="0" calcext:value-type="float">
            <text:p>0</text:p>
          </table:table-cell>
          <table:table-cell table:formula="of:=IF([.$J9]&gt;[.P$1];0;[.$G$2]-[.P$1])" office:value-type="float" office:value="0" calcext:value-type="float">
            <text:p>0</text:p>
          </table:table-cell>
          <table:table-cell table:formula="of:=IF([.$J9]&gt;[.Q$1];0;[.$G$2]-[.Q$1])" office:value-type="float" office:value="0" calcext:value-type="float">
            <text:p>0</text:p>
          </table:table-cell>
          <table:table-cell table:formula="of:=IF([.$J9]&gt;[.R$1];0;[.$G$2]-[.R$1])" office:value-type="float" office:value="60" calcext:value-type="float">
            <text:p>60</text:p>
          </table:table-cell>
          <table:table-cell table:formula="of:=IF([.$J9]&gt;[.S$1];0;[.$G$2]-[.S$1])" office:value-type="float" office:value="50" calcext:value-type="float">
            <text:p>50</text:p>
          </table:table-cell>
          <table:table-cell table:formula="of:=IF([.$J9]&gt;[.T$1];0;[.$G$2]-[.T$1])" office:value-type="float" office:value="40" calcext:value-type="float">
            <text:p>40</text:p>
          </table:table-cell>
          <table:table-cell table:formula="of:=IF([.$J9]&gt;[.U$1];0;[.$G$2]-[.U$1])" office:value-type="float" office:value="30" calcext:value-type="float">
            <text:p>30</text:p>
          </table:table-cell>
          <table:table-cell table:formula="of:=IF([.$J9]&gt;[.V$1];0;[.$G$2]-[.V$1])" office:value-type="float" office:value="20" calcext:value-type="float">
            <text:p>20</text:p>
          </table:table-cell>
          <table:table-cell table:formula="of:=IF([.$J9]&gt;[.W$1];0;[.$G$2]-[.W$1])" office:value-type="float" office:value="10" calcext:value-type="float">
            <text:p>10</text:p>
          </table:table-cell>
          <table:table-cell table:formula="of:=IF([.$J9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IF([.$J10]&gt;[.L$1];0;[.$G$2]-[.L$1])" office:value-type="float" office:value="0" calcext:value-type="float">
            <text:p>0</text:p>
          </table:table-cell>
          <table:table-cell table:formula="of:=IF([.$J10]&gt;[.M$1];0;[.$G$2]-[.M$1])" office:value-type="float" office:value="0" calcext:value-type="float">
            <text:p>0</text:p>
          </table:table-cell>
          <table:table-cell table:formula="of:=IF([.$J10]&gt;[.N$1];0;[.$G$2]-[.N$1])" office:value-type="float" office:value="0" calcext:value-type="float">
            <text:p>0</text:p>
          </table:table-cell>
          <table:table-cell table:formula="of:=IF([.$J10]&gt;[.O$1];0;[.$G$2]-[.O$1])" office:value-type="float" office:value="0" calcext:value-type="float">
            <text:p>0</text:p>
          </table:table-cell>
          <table:table-cell table:formula="of:=IF([.$J10]&gt;[.P$1];0;[.$G$2]-[.P$1])" office:value-type="float" office:value="0" calcext:value-type="float">
            <text:p>0</text:p>
          </table:table-cell>
          <table:table-cell table:formula="of:=IF([.$J10]&gt;[.Q$1];0;[.$G$2]-[.Q$1])" office:value-type="float" office:value="0" calcext:value-type="float">
            <text:p>0</text:p>
          </table:table-cell>
          <table:table-cell table:formula="of:=IF([.$J10]&gt;[.R$1];0;[.$G$2]-[.R$1])" office:value-type="float" office:value="0" calcext:value-type="float">
            <text:p>0</text:p>
          </table:table-cell>
          <table:table-cell table:formula="of:=IF([.$J10]&gt;[.S$1];0;[.$G$2]-[.S$1])" office:value-type="float" office:value="50" calcext:value-type="float">
            <text:p>50</text:p>
          </table:table-cell>
          <table:table-cell table:formula="of:=IF([.$J10]&gt;[.T$1];0;[.$G$2]-[.T$1])" office:value-type="float" office:value="40" calcext:value-type="float">
            <text:p>40</text:p>
          </table:table-cell>
          <table:table-cell table:formula="of:=IF([.$J10]&gt;[.U$1];0;[.$G$2]-[.U$1])" office:value-type="float" office:value="30" calcext:value-type="float">
            <text:p>30</text:p>
          </table:table-cell>
          <table:table-cell table:formula="of:=IF([.$J10]&gt;[.V$1];0;[.$G$2]-[.V$1])" office:value-type="float" office:value="20" calcext:value-type="float">
            <text:p>20</text:p>
          </table:table-cell>
          <table:table-cell table:formula="of:=IF([.$J10]&gt;[.W$1];0;[.$G$2]-[.W$1])" office:value-type="float" office:value="10" calcext:value-type="float">
            <text:p>10</text:p>
          </table:table-cell>
          <table:table-cell table:formula="of:=IF([.$J10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formula="of:=IF([.$J11]&gt;[.L$1];0;[.$G$2]-[.L$1])" office:value-type="float" office:value="0" calcext:value-type="float">
            <text:p>0</text:p>
          </table:table-cell>
          <table:table-cell table:formula="of:=IF([.$J11]&gt;[.M$1];0;[.$G$2]-[.M$1])" office:value-type="float" office:value="0" calcext:value-type="float">
            <text:p>0</text:p>
          </table:table-cell>
          <table:table-cell table:formula="of:=IF([.$J11]&gt;[.N$1];0;[.$G$2]-[.N$1])" office:value-type="float" office:value="0" calcext:value-type="float">
            <text:p>0</text:p>
          </table:table-cell>
          <table:table-cell table:formula="of:=IF([.$J11]&gt;[.O$1];0;[.$G$2]-[.O$1])" office:value-type="float" office:value="0" calcext:value-type="float">
            <text:p>0</text:p>
          </table:table-cell>
          <table:table-cell table:formula="of:=IF([.$J11]&gt;[.P$1];0;[.$G$2]-[.P$1])" office:value-type="float" office:value="0" calcext:value-type="float">
            <text:p>0</text:p>
          </table:table-cell>
          <table:table-cell table:formula="of:=IF([.$J11]&gt;[.Q$1];0;[.$G$2]-[.Q$1])" office:value-type="float" office:value="0" calcext:value-type="float">
            <text:p>0</text:p>
          </table:table-cell>
          <table:table-cell table:formula="of:=IF([.$J11]&gt;[.R$1];0;[.$G$2]-[.R$1])" office:value-type="float" office:value="0" calcext:value-type="float">
            <text:p>0</text:p>
          </table:table-cell>
          <table:table-cell table:formula="of:=IF([.$J11]&gt;[.S$1];0;[.$G$2]-[.S$1])" office:value-type="float" office:value="0" calcext:value-type="float">
            <text:p>0</text:p>
          </table:table-cell>
          <table:table-cell table:formula="of:=IF([.$J11]&gt;[.T$1];0;[.$G$2]-[.T$1])" office:value-type="float" office:value="40" calcext:value-type="float">
            <text:p>40</text:p>
          </table:table-cell>
          <table:table-cell table:formula="of:=IF([.$J11]&gt;[.U$1];0;[.$G$2]-[.U$1])" office:value-type="float" office:value="30" calcext:value-type="float">
            <text:p>30</text:p>
          </table:table-cell>
          <table:table-cell table:formula="of:=IF([.$J11]&gt;[.V$1];0;[.$G$2]-[.V$1])" office:value-type="float" office:value="20" calcext:value-type="float">
            <text:p>20</text:p>
          </table:table-cell>
          <table:table-cell table:formula="of:=IF([.$J11]&gt;[.W$1];0;[.$G$2]-[.W$1])" office:value-type="float" office:value="10" calcext:value-type="float">
            <text:p>10</text:p>
          </table:table-cell>
          <table:table-cell table:formula="of:=IF([.$J11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formula="of:=IF([.$J12]&gt;[.L$1];0;[.$G$2]-[.L$1])" office:value-type="float" office:value="0" calcext:value-type="float">
            <text:p>0</text:p>
          </table:table-cell>
          <table:table-cell table:formula="of:=IF([.$J12]&gt;[.M$1];0;[.$G$2]-[.M$1])" office:value-type="float" office:value="0" calcext:value-type="float">
            <text:p>0</text:p>
          </table:table-cell>
          <table:table-cell table:formula="of:=IF([.$J12]&gt;[.N$1];0;[.$G$2]-[.N$1])" office:value-type="float" office:value="0" calcext:value-type="float">
            <text:p>0</text:p>
          </table:table-cell>
          <table:table-cell table:formula="of:=IF([.$J12]&gt;[.O$1];0;[.$G$2]-[.O$1])" office:value-type="float" office:value="0" calcext:value-type="float">
            <text:p>0</text:p>
          </table:table-cell>
          <table:table-cell table:formula="of:=IF([.$J12]&gt;[.P$1];0;[.$G$2]-[.P$1])" office:value-type="float" office:value="0" calcext:value-type="float">
            <text:p>0</text:p>
          </table:table-cell>
          <table:table-cell table:formula="of:=IF([.$J12]&gt;[.Q$1];0;[.$G$2]-[.Q$1])" office:value-type="float" office:value="0" calcext:value-type="float">
            <text:p>0</text:p>
          </table:table-cell>
          <table:table-cell table:formula="of:=IF([.$J12]&gt;[.R$1];0;[.$G$2]-[.R$1])" office:value-type="float" office:value="0" calcext:value-type="float">
            <text:p>0</text:p>
          </table:table-cell>
          <table:table-cell table:formula="of:=IF([.$J12]&gt;[.S$1];0;[.$G$2]-[.S$1])" office:value-type="float" office:value="0" calcext:value-type="float">
            <text:p>0</text:p>
          </table:table-cell>
          <table:table-cell table:formula="of:=IF([.$J12]&gt;[.T$1];0;[.$G$2]-[.T$1])" office:value-type="float" office:value="0" calcext:value-type="float">
            <text:p>0</text:p>
          </table:table-cell>
          <table:table-cell table:formula="of:=IF([.$J12]&gt;[.U$1];0;[.$G$2]-[.U$1])" office:value-type="float" office:value="30" calcext:value-type="float">
            <text:p>30</text:p>
          </table:table-cell>
          <table:table-cell table:formula="of:=IF([.$J12]&gt;[.V$1];0;[.$G$2]-[.V$1])" office:value-type="float" office:value="20" calcext:value-type="float">
            <text:p>20</text:p>
          </table:table-cell>
          <table:table-cell table:formula="of:=IF([.$J12]&gt;[.W$1];0;[.$G$2]-[.W$1])" office:value-type="float" office:value="10" calcext:value-type="float">
            <text:p>10</text:p>
          </table:table-cell>
          <table:table-cell table:formula="of:=IF([.$J12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IF([.$J13]&gt;[.L$1];0;[.$G$2]-[.L$1])" office:value-type="float" office:value="0" calcext:value-type="float">
            <text:p>0</text:p>
          </table:table-cell>
          <table:table-cell table:formula="of:=IF([.$J13]&gt;[.M$1];0;[.$G$2]-[.M$1])" office:value-type="float" office:value="0" calcext:value-type="float">
            <text:p>0</text:p>
          </table:table-cell>
          <table:table-cell table:formula="of:=IF([.$J13]&gt;[.N$1];0;[.$G$2]-[.N$1])" office:value-type="float" office:value="0" calcext:value-type="float">
            <text:p>0</text:p>
          </table:table-cell>
          <table:table-cell table:formula="of:=IF([.$J13]&gt;[.O$1];0;[.$G$2]-[.O$1])" office:value-type="float" office:value="0" calcext:value-type="float">
            <text:p>0</text:p>
          </table:table-cell>
          <table:table-cell table:formula="of:=IF([.$J13]&gt;[.P$1];0;[.$G$2]-[.P$1])" office:value-type="float" office:value="0" calcext:value-type="float">
            <text:p>0</text:p>
          </table:table-cell>
          <table:table-cell table:formula="of:=IF([.$J13]&gt;[.Q$1];0;[.$G$2]-[.Q$1])" office:value-type="float" office:value="0" calcext:value-type="float">
            <text:p>0</text:p>
          </table:table-cell>
          <table:table-cell table:formula="of:=IF([.$J13]&gt;[.R$1];0;[.$G$2]-[.R$1])" office:value-type="float" office:value="0" calcext:value-type="float">
            <text:p>0</text:p>
          </table:table-cell>
          <table:table-cell table:formula="of:=IF([.$J13]&gt;[.S$1];0;[.$G$2]-[.S$1])" office:value-type="float" office:value="0" calcext:value-type="float">
            <text:p>0</text:p>
          </table:table-cell>
          <table:table-cell table:formula="of:=IF([.$J13]&gt;[.T$1];0;[.$G$2]-[.T$1])" office:value-type="float" office:value="0" calcext:value-type="float">
            <text:p>0</text:p>
          </table:table-cell>
          <table:table-cell table:formula="of:=IF([.$J13]&gt;[.U$1];0;[.$G$2]-[.U$1])" office:value-type="float" office:value="0" calcext:value-type="float">
            <text:p>0</text:p>
          </table:table-cell>
          <table:table-cell table:formula="of:=IF([.$J13]&gt;[.V$1];0;[.$G$2]-[.V$1])" office:value-type="float" office:value="20" calcext:value-type="float">
            <text:p>20</text:p>
          </table:table-cell>
          <table:table-cell table:formula="of:=IF([.$J13]&gt;[.W$1];0;[.$G$2]-[.W$1])" office:value-type="float" office:value="10" calcext:value-type="float">
            <text:p>10</text:p>
          </table:table-cell>
          <table:table-cell table:formula="of:=IF([.$J13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formula="of:=IF([.$J14]&gt;[.L$1];0;[.$G$2]-[.L$1])" office:value-type="float" office:value="0" calcext:value-type="float">
            <text:p>0</text:p>
          </table:table-cell>
          <table:table-cell table:formula="of:=IF([.$J14]&gt;[.M$1];0;[.$G$2]-[.M$1])" office:value-type="float" office:value="0" calcext:value-type="float">
            <text:p>0</text:p>
          </table:table-cell>
          <table:table-cell table:formula="of:=IF([.$J14]&gt;[.N$1];0;[.$G$2]-[.N$1])" office:value-type="float" office:value="0" calcext:value-type="float">
            <text:p>0</text:p>
          </table:table-cell>
          <table:table-cell table:formula="of:=IF([.$J14]&gt;[.O$1];0;[.$G$2]-[.O$1])" office:value-type="float" office:value="0" calcext:value-type="float">
            <text:p>0</text:p>
          </table:table-cell>
          <table:table-cell table:formula="of:=IF([.$J14]&gt;[.P$1];0;[.$G$2]-[.P$1])" office:value-type="float" office:value="0" calcext:value-type="float">
            <text:p>0</text:p>
          </table:table-cell>
          <table:table-cell table:formula="of:=IF([.$J14]&gt;[.Q$1];0;[.$G$2]-[.Q$1])" office:value-type="float" office:value="0" calcext:value-type="float">
            <text:p>0</text:p>
          </table:table-cell>
          <table:table-cell table:formula="of:=IF([.$J14]&gt;[.R$1];0;[.$G$2]-[.R$1])" office:value-type="float" office:value="0" calcext:value-type="float">
            <text:p>0</text:p>
          </table:table-cell>
          <table:table-cell table:formula="of:=IF([.$J14]&gt;[.S$1];0;[.$G$2]-[.S$1])" office:value-type="float" office:value="0" calcext:value-type="float">
            <text:p>0</text:p>
          </table:table-cell>
          <table:table-cell table:formula="of:=IF([.$J14]&gt;[.T$1];0;[.$G$2]-[.T$1])" office:value-type="float" office:value="0" calcext:value-type="float">
            <text:p>0</text:p>
          </table:table-cell>
          <table:table-cell table:formula="of:=IF([.$J14]&gt;[.U$1];0;[.$G$2]-[.U$1])" office:value-type="float" office:value="0" calcext:value-type="float">
            <text:p>0</text:p>
          </table:table-cell>
          <table:table-cell table:formula="of:=IF([.$J14]&gt;[.V$1];0;[.$G$2]-[.V$1])" office:value-type="float" office:value="0" calcext:value-type="float">
            <text:p>0</text:p>
          </table:table-cell>
          <table:table-cell table:formula="of:=IF([.$J14]&gt;[.W$1];0;[.$G$2]-[.W$1])" office:value-type="float" office:value="10" calcext:value-type="float">
            <text:p>10</text:p>
          </table:table-cell>
          <table:table-cell table:formula="of:=IF([.$J14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IF([.$J15]&gt;[.L$1];0;[.$G$2]-[.L$1])" office:value-type="float" office:value="0" calcext:value-type="float">
            <text:p>0</text:p>
          </table:table-cell>
          <table:table-cell table:formula="of:=IF([.$J15]&gt;[.M$1];0;[.$G$2]-[.M$1])" office:value-type="float" office:value="0" calcext:value-type="float">
            <text:p>0</text:p>
          </table:table-cell>
          <table:table-cell table:formula="of:=IF([.$J15]&gt;[.N$1];0;[.$G$2]-[.N$1])" office:value-type="float" office:value="0" calcext:value-type="float">
            <text:p>0</text:p>
          </table:table-cell>
          <table:table-cell table:formula="of:=IF([.$J15]&gt;[.O$1];0;[.$G$2]-[.O$1])" office:value-type="float" office:value="0" calcext:value-type="float">
            <text:p>0</text:p>
          </table:table-cell>
          <table:table-cell table:formula="of:=IF([.$J15]&gt;[.P$1];0;[.$G$2]-[.P$1])" office:value-type="float" office:value="0" calcext:value-type="float">
            <text:p>0</text:p>
          </table:table-cell>
          <table:table-cell table:formula="of:=IF([.$J15]&gt;[.Q$1];0;[.$G$2]-[.Q$1])" office:value-type="float" office:value="0" calcext:value-type="float">
            <text:p>0</text:p>
          </table:table-cell>
          <table:table-cell table:formula="of:=IF([.$J15]&gt;[.R$1];0;[.$G$2]-[.R$1])" office:value-type="float" office:value="0" calcext:value-type="float">
            <text:p>0</text:p>
          </table:table-cell>
          <table:table-cell table:formula="of:=IF([.$J15]&gt;[.S$1];0;[.$G$2]-[.S$1])" office:value-type="float" office:value="0" calcext:value-type="float">
            <text:p>0</text:p>
          </table:table-cell>
          <table:table-cell table:formula="of:=IF([.$J15]&gt;[.T$1];0;[.$G$2]-[.T$1])" office:value-type="float" office:value="0" calcext:value-type="float">
            <text:p>0</text:p>
          </table:table-cell>
          <table:table-cell table:formula="of:=IF([.$J15]&gt;[.U$1];0;[.$G$2]-[.U$1])" office:value-type="float" office:value="0" calcext:value-type="float">
            <text:p>0</text:p>
          </table:table-cell>
          <table:table-cell table:formula="of:=IF([.$J15]&gt;[.V$1];0;[.$G$2]-[.V$1])" office:value-type="float" office:value="0" calcext:value-type="float">
            <text:p>0</text:p>
          </table:table-cell>
          <table:table-cell table:formula="of:=IF([.$J15]&gt;[.W$1];0;[.$G$2]-[.W$1])" office:value-type="float" office:value="0" calcext:value-type="float">
            <text:p>0</text:p>
          </table:table-cell>
          <table:table-cell table:formula="of:=IF([.$J15]&gt;[.X$1];0;[.$G$2]-[.X$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SUM([.L3:.L15])" office:value-type="float" office:value="160" calcext:value-type="float">
            <text:p>160</text:p>
          </table:table-cell>
          <table:table-cell table:formula="of:=SUM([.M3:.M15])" office:value-type="float" office:value="300" calcext:value-type="float">
            <text:p>300</text:p>
          </table:table-cell>
          <table:table-cell table:formula="of:=SUM([.N3:.N15])" office:value-type="float" office:value="420" calcext:value-type="float">
            <text:p>420</text:p>
          </table:table-cell>
          <table:table-cell table:formula="of:=SUM([.O3:.O15])" office:value-type="float" office:value="520" calcext:value-type="float">
            <text:p>520</text:p>
          </table:table-cell>
          <table:table-cell table:formula="of:=SUM([.P3:.P15])" office:value-type="float" office:value="600" calcext:value-type="float">
            <text:p>600</text:p>
          </table:table-cell>
          <table:table-cell table:formula="of:=SUM([.Q3:.Q15])" office:value-type="float" office:value="420" calcext:value-type="float">
            <text:p>420</text:p>
          </table:table-cell>
          <table:table-cell table:formula="of:=SUM([.R3:.R15])" office:value-type="float" office:value="420" calcext:value-type="float">
            <text:p>420</text:p>
          </table:table-cell>
          <table:table-cell table:formula="of:=SUM([.S3:.S15])" office:value-type="float" office:value="400" calcext:value-type="float">
            <text:p>400</text:p>
          </table:table-cell>
          <table:table-cell table:formula="of:=SUM([.T3:.T15])" office:value-type="float" office:value="360" calcext:value-type="float">
            <text:p>360</text:p>
          </table:table-cell>
          <table:table-cell table:formula="of:=SUM([.U3:.U15])" office:value-type="float" office:value="300" calcext:value-type="float">
            <text:p>300</text:p>
          </table:table-cell>
          <table:table-cell table:formula="of:=SUM([.V3:.V15])" office:value-type="float" office:value="220" calcext:value-type="float">
            <text:p>220</text:p>
          </table:table-cell>
          <table:table-cell table:formula="of:=SUM([.W3:.W15])" office:value-type="float" office:value="120" calcext:value-type="float">
            <text:p>120</text:p>
          </table:table-cell>
          <table:table-cell table:formula="of:=SUM([.X3:.X15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SI(J3&gt;$L$1 ; 0 ; G2-$L$1)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u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B$24]&gt;[.$A25];1;((320-[.$A25])/(320-[.B$24]))^3)" office:value-type="float" office:value="1" calcext:value-type="float">
            <text:p>1</text:p>
          </table:table-cell>
          <table:table-cell table:formula="of:=IF([.C$24]&gt;[.$A25];1;((320-[.$A25])/(320-[.C$24]))^3)" office:value-type="float" office:value="1" calcext:value-type="float">
            <text:p>1</text:p>
          </table:table-cell>
          <table:table-cell table:formula="of:=IF([.D$24]&gt;[.$A25];1;((320-[.$A25])/(320-[.D$24]))^3)" office:value-type="float" office:value="1" calcext:value-type="float">
            <text:p>1</text:p>
          </table:table-cell>
          <table:table-cell table:formula="of:=IF([.E$24]&gt;[.$A25];1;((320-[.$A25])/(320-[.E$24]))^3)" office:value-type="float" office:value="1" calcext:value-type="float">
            <text:p>1</text:p>
          </table:table-cell>
          <table:table-cell table:formula="of:=IF([.F$24]&gt;[.$A25];1;((320-[.$A25])/(320-[.F$24]))^3)" office:value-type="float" office:value="1" calcext:value-type="float">
            <text:p>1</text:p>
          </table:table-cell>
          <table:table-cell table:formula="of:=IF([.G$24]&gt;[.$A25];1;((320-[.$A25])/(320-[.G$24]))^3)" office:value-type="float" office:value="1" calcext:value-type="float">
            <text:p>1</text:p>
          </table:table-cell>
          <table:table-cell table:formula="of:=IF([.H$24]&gt;[.$A25];1;((320-[.$A25])/(320-[.H$24]))^3)" office:value-type="float" office:value="1" calcext:value-type="float">
            <text:p>1</text:p>
          </table:table-cell>
          <table:table-cell table:formula="of:=IF([.I$24]&gt;[.$A25];1;((320-[.$A25])/(320-[.I$24]))^3)" office:value-type="float" office:value="1" calcext:value-type="float">
            <text:p>1</text:p>
          </table:table-cell>
          <table:table-cell table:formula="of:=IF([.J$24]&gt;[.$A25];1;((320-[.$A25])/(320-[.J$24]))^3)" office:value-type="float" office:value="1" calcext:value-type="float">
            <text:p>1</text:p>
          </table:table-cell>
          <table:table-cell table:formula="of:=IF([.K$24]&gt;[.$A25];1;((320-[.$A25])/(320-[.K$24]))^3)" office:value-type="float" office:value="1" calcext:value-type="float">
            <text:p>1</text:p>
          </table:table-cell>
          <table:table-cell table:formula="of:=IF([.L$24]&gt;[.$A25];1;((320-[.$A25])/(320-[.L$24]))^3)" office:value-type="float" office:value="1" calcext:value-type="float">
            <text:p>1</text:p>
          </table:table-cell>
          <table:table-cell table:formula="of:=IF([.M$24]&gt;[.$A25];1;((320-[.$A25])/(320-[.M$24]))^3)" office:value-type="float" office:value="1" calcext:value-type="float">
            <text:p>1</text:p>
          </table:table-cell>
          <table:table-cell table:formula="of:=IF([.N$24]&gt;[.$A25];1;((320-[.$A25])/(320-[.N$24]))^3)" office:value-type="float" office:value="1" calcext:value-type="float">
            <text:p>1</text:p>
          </table:table-cell>
          <table:table-cell table:formula="of:=IF([.O$24]&gt;[.$A25];1;((320-[.$A25])/(320-[.O$24]))^3)" office:value-type="float" office:value="1" calcext:value-type="float">
            <text:p>1</text:p>
          </table:table-cell>
          <table:table-cell table:formula="of:=IF([.P$24]&gt;[.$A25];1;((320-[.$A25])/(320-[.P$24]))^3)" office:value-type="float" office:value="1" calcext:value-type="float">
            <text:p>1</text:p>
          </table:table-cell>
          <table:table-cell table:formula="of:=IF([.Q$24]&gt;[.$A25];1;((320-[.$A25])/(320-[.Q$24]))^3)" office:value-type="float" office:value="1" calcext:value-type="float">
            <text:p>1</text:p>
          </table:table-cell>
          <table:table-cell table:formula="of:=IF([.R$24]&gt;[.$A25];1;((320-[.$A25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[.B$24]&gt;[.$A26];1;((320-[.$A26])/(320-[.B$24]))^3)" office:value-type="float" office:value="0.823974609375" calcext:value-type="float">
            <text:p>0,823974609375</text:p>
          </table:table-cell>
          <table:table-cell table:formula="of:=IF([.C$24]&gt;[.$A26];1;((320-[.$A26])/(320-[.C$24]))^3)" office:value-type="float" office:value="1" calcext:value-type="float">
            <text:p>1</text:p>
          </table:table-cell>
          <table:table-cell table:formula="of:=IF([.D$24]&gt;[.$A26];1;((320-[.$A26])/(320-[.D$24]))^3)" office:value-type="float" office:value="1" calcext:value-type="float">
            <text:p>1</text:p>
          </table:table-cell>
          <table:table-cell table:formula="of:=IF([.E$24]&gt;[.$A26];1;((320-[.$A26])/(320-[.E$24]))^3)" office:value-type="float" office:value="1" calcext:value-type="float">
            <text:p>1</text:p>
          </table:table-cell>
          <table:table-cell table:formula="of:=IF([.F$24]&gt;[.$A26];1;((320-[.$A26])/(320-[.F$24]))^3)" office:value-type="float" office:value="1" calcext:value-type="float">
            <text:p>1</text:p>
          </table:table-cell>
          <table:table-cell table:formula="of:=IF([.G$24]&gt;[.$A26];1;((320-[.$A26])/(320-[.G$24]))^3)" office:value-type="float" office:value="1" calcext:value-type="float">
            <text:p>1</text:p>
          </table:table-cell>
          <table:table-cell table:formula="of:=IF([.H$24]&gt;[.$A26];1;((320-[.$A26])/(320-[.H$24]))^3)" office:value-type="float" office:value="1" calcext:value-type="float">
            <text:p>1</text:p>
          </table:table-cell>
          <table:table-cell table:formula="of:=IF([.I$24]&gt;[.$A26];1;((320-[.$A26])/(320-[.I$24]))^3)" office:value-type="float" office:value="1" calcext:value-type="float">
            <text:p>1</text:p>
          </table:table-cell>
          <table:table-cell table:formula="of:=IF([.J$24]&gt;[.$A26];1;((320-[.$A26])/(320-[.J$24]))^3)" office:value-type="float" office:value="1" calcext:value-type="float">
            <text:p>1</text:p>
          </table:table-cell>
          <table:table-cell table:formula="of:=IF([.K$24]&gt;[.$A26];1;((320-[.$A26])/(320-[.K$24]))^3)" office:value-type="float" office:value="1" calcext:value-type="float">
            <text:p>1</text:p>
          </table:table-cell>
          <table:table-cell table:formula="of:=IF([.L$24]&gt;[.$A26];1;((320-[.$A26])/(320-[.L$24]))^3)" office:value-type="float" office:value="1" calcext:value-type="float">
            <text:p>1</text:p>
          </table:table-cell>
          <table:table-cell table:formula="of:=IF([.M$24]&gt;[.$A26];1;((320-[.$A26])/(320-[.M$24]))^3)" office:value-type="float" office:value="1" calcext:value-type="float">
            <text:p>1</text:p>
          </table:table-cell>
          <table:table-cell table:formula="of:=IF([.N$24]&gt;[.$A26];1;((320-[.$A26])/(320-[.N$24]))^3)" office:value-type="float" office:value="1" calcext:value-type="float">
            <text:p>1</text:p>
          </table:table-cell>
          <table:table-cell table:formula="of:=IF([.O$24]&gt;[.$A26];1;((320-[.$A26])/(320-[.O$24]))^3)" office:value-type="float" office:value="1" calcext:value-type="float">
            <text:p>1</text:p>
          </table:table-cell>
          <table:table-cell table:formula="of:=IF([.P$24]&gt;[.$A26];1;((320-[.$A26])/(320-[.P$24]))^3)" office:value-type="float" office:value="1" calcext:value-type="float">
            <text:p>1</text:p>
          </table:table-cell>
          <table:table-cell table:formula="of:=IF([.Q$24]&gt;[.$A26];1;((320-[.$A26])/(320-[.Q$24]))^3)" office:value-type="float" office:value="1" calcext:value-type="float">
            <text:p>1</text:p>
          </table:table-cell>
          <table:table-cell table:formula="of:=IF([.R$24]&gt;[.$A26];1;((320-[.$A26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B$24]&gt;[.$A27];1;((320-[.$A27])/(320-[.B$24]))^3)" office:value-type="float" office:value="0.669921875" calcext:value-type="float">
            <text:p>0,669921875</text:p>
          </table:table-cell>
          <table:table-cell table:formula="of:=IF([.C$24]&gt;[.$A27];1;((320-[.$A27])/(320-[.C$24]))^3)" office:value-type="float" office:value="0.813037037037037" calcext:value-type="float">
            <text:p>0,813037037037037</text:p>
          </table:table-cell>
          <table:table-cell table:formula="of:=IF([.D$24]&gt;[.$A27];1;((320-[.$A27])/(320-[.D$24]))^3)" office:value-type="float" office:value="1" calcext:value-type="float">
            <text:p>1</text:p>
          </table:table-cell>
          <table:table-cell table:formula="of:=IF([.E$24]&gt;[.$A27];1;((320-[.$A27])/(320-[.E$24]))^3)" office:value-type="float" office:value="1" calcext:value-type="float">
            <text:p>1</text:p>
          </table:table-cell>
          <table:table-cell table:formula="of:=IF([.F$24]&gt;[.$A27];1;((320-[.$A27])/(320-[.F$24]))^3)" office:value-type="float" office:value="1" calcext:value-type="float">
            <text:p>1</text:p>
          </table:table-cell>
          <table:table-cell table:formula="of:=IF([.G$24]&gt;[.$A27];1;((320-[.$A27])/(320-[.G$24]))^3)" office:value-type="float" office:value="1" calcext:value-type="float">
            <text:p>1</text:p>
          </table:table-cell>
          <table:table-cell table:formula="of:=IF([.H$24]&gt;[.$A27];1;((320-[.$A27])/(320-[.H$24]))^3)" office:value-type="float" office:value="1" calcext:value-type="float">
            <text:p>1</text:p>
          </table:table-cell>
          <table:table-cell table:formula="of:=IF([.I$24]&gt;[.$A27];1;((320-[.$A27])/(320-[.I$24]))^3)" office:value-type="float" office:value="1" calcext:value-type="float">
            <text:p>1</text:p>
          </table:table-cell>
          <table:table-cell table:formula="of:=IF([.J$24]&gt;[.$A27];1;((320-[.$A27])/(320-[.J$24]))^3)" office:value-type="float" office:value="1" calcext:value-type="float">
            <text:p>1</text:p>
          </table:table-cell>
          <table:table-cell table:formula="of:=IF([.K$24]&gt;[.$A27];1;((320-[.$A27])/(320-[.K$24]))^3)" office:value-type="float" office:value="1" calcext:value-type="float">
            <text:p>1</text:p>
          </table:table-cell>
          <table:table-cell table:formula="of:=IF([.L$24]&gt;[.$A27];1;((320-[.$A27])/(320-[.L$24]))^3)" office:value-type="float" office:value="1" calcext:value-type="float">
            <text:p>1</text:p>
          </table:table-cell>
          <table:table-cell table:formula="of:=IF([.M$24]&gt;[.$A27];1;((320-[.$A27])/(320-[.M$24]))^3)" office:value-type="float" office:value="1" calcext:value-type="float">
            <text:p>1</text:p>
          </table:table-cell>
          <table:table-cell table:formula="of:=IF([.N$24]&gt;[.$A27];1;((320-[.$A27])/(320-[.N$24]))^3)" office:value-type="float" office:value="1" calcext:value-type="float">
            <text:p>1</text:p>
          </table:table-cell>
          <table:table-cell table:formula="of:=IF([.O$24]&gt;[.$A27];1;((320-[.$A27])/(320-[.O$24]))^3)" office:value-type="float" office:value="1" calcext:value-type="float">
            <text:p>1</text:p>
          </table:table-cell>
          <table:table-cell table:formula="of:=IF([.P$24]&gt;[.$A27];1;((320-[.$A27])/(320-[.P$24]))^3)" office:value-type="float" office:value="1" calcext:value-type="float">
            <text:p>1</text:p>
          </table:table-cell>
          <table:table-cell table:formula="of:=IF([.Q$24]&gt;[.$A27];1;((320-[.$A27])/(320-[.Q$24]))^3)" office:value-type="float" office:value="1" calcext:value-type="float">
            <text:p>1</text:p>
          </table:table-cell>
          <table:table-cell table:formula="of:=IF([.R$24]&gt;[.$A27];1;((320-[.$A27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B$24]&gt;[.$A28];1;((320-[.$A28])/(320-[.B$24]))^3)" office:value-type="float" office:value="0.536376953125" calcext:value-type="float">
            <text:p>0,536376953125</text:p>
          </table:table-cell>
          <table:table-cell table:formula="of:=IF([.C$24]&gt;[.$A28];1;((320-[.$A28])/(320-[.C$24]))^3)" office:value-type="float" office:value="0.650962962962963" calcext:value-type="float">
            <text:p>0,650962962962963</text:p>
          </table:table-cell>
          <table:table-cell table:formula="of:=IF([.D$24]&gt;[.$A28];1;((320-[.$A28])/(320-[.D$24]))^3)" office:value-type="float" office:value="0.800655976676385" calcext:value-type="float">
            <text:p>0,800655976676385</text:p>
          </table:table-cell>
          <table:table-cell table:formula="of:=IF([.E$24]&gt;[.$A28];1;((320-[.$A28])/(320-[.E$24]))^3)" office:value-type="float" office:value="1" calcext:value-type="float">
            <text:p>1</text:p>
          </table:table-cell>
          <table:table-cell table:formula="of:=IF([.F$24]&gt;[.$A28];1;((320-[.$A28])/(320-[.F$24]))^3)" office:value-type="float" office:value="1" calcext:value-type="float">
            <text:p>1</text:p>
          </table:table-cell>
          <table:table-cell table:formula="of:=IF([.G$24]&gt;[.$A28];1;((320-[.$A28])/(320-[.G$24]))^3)" office:value-type="float" office:value="1" calcext:value-type="float">
            <text:p>1</text:p>
          </table:table-cell>
          <table:table-cell table:formula="of:=IF([.H$24]&gt;[.$A28];1;((320-[.$A28])/(320-[.H$24]))^3)" office:value-type="float" office:value="1" calcext:value-type="float">
            <text:p>1</text:p>
          </table:table-cell>
          <table:table-cell table:formula="of:=IF([.I$24]&gt;[.$A28];1;((320-[.$A28])/(320-[.I$24]))^3)" office:value-type="float" office:value="1" calcext:value-type="float">
            <text:p>1</text:p>
          </table:table-cell>
          <table:table-cell table:formula="of:=IF([.J$24]&gt;[.$A28];1;((320-[.$A28])/(320-[.J$24]))^3)" office:value-type="float" office:value="1" calcext:value-type="float">
            <text:p>1</text:p>
          </table:table-cell>
          <table:table-cell table:formula="of:=IF([.K$24]&gt;[.$A28];1;((320-[.$A28])/(320-[.K$24]))^3)" office:value-type="float" office:value="1" calcext:value-type="float">
            <text:p>1</text:p>
          </table:table-cell>
          <table:table-cell table:formula="of:=IF([.L$24]&gt;[.$A28];1;((320-[.$A28])/(320-[.L$24]))^3)" office:value-type="float" office:value="1" calcext:value-type="float">
            <text:p>1</text:p>
          </table:table-cell>
          <table:table-cell table:formula="of:=IF([.M$24]&gt;[.$A28];1;((320-[.$A28])/(320-[.M$24]))^3)" office:value-type="float" office:value="1" calcext:value-type="float">
            <text:p>1</text:p>
          </table:table-cell>
          <table:table-cell table:formula="of:=IF([.N$24]&gt;[.$A28];1;((320-[.$A28])/(320-[.N$24]))^3)" office:value-type="float" office:value="1" calcext:value-type="float">
            <text:p>1</text:p>
          </table:table-cell>
          <table:table-cell table:formula="of:=IF([.O$24]&gt;[.$A28];1;((320-[.$A28])/(320-[.O$24]))^3)" office:value-type="float" office:value="1" calcext:value-type="float">
            <text:p>1</text:p>
          </table:table-cell>
          <table:table-cell table:formula="of:=IF([.P$24]&gt;[.$A28];1;((320-[.$A28])/(320-[.P$24]))^3)" office:value-type="float" office:value="1" calcext:value-type="float">
            <text:p>1</text:p>
          </table:table-cell>
          <table:table-cell table:formula="of:=IF([.Q$24]&gt;[.$A28];1;((320-[.$A28])/(320-[.Q$24]))^3)" office:value-type="float" office:value="1" calcext:value-type="float">
            <text:p>1</text:p>
          </table:table-cell>
          <table:table-cell table:formula="of:=IF([.R$24]&gt;[.$A28];1;((320-[.$A28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B$24]&gt;[.$A29];1;((320-[.$A29])/(320-[.B$24]))^3)" office:value-type="float" office:value="0.421875" calcext:value-type="float">
            <text:p>0,421875</text:p>
          </table:table-cell>
          <table:table-cell table:formula="of:=IF([.C$24]&gt;[.$A29];1;((320-[.$A29])/(320-[.C$24]))^3)" office:value-type="float" office:value="0.512" calcext:value-type="float">
            <text:p>0,512</text:p>
          </table:table-cell>
          <table:table-cell table:formula="of:=IF([.D$24]&gt;[.$A29];1;((320-[.$A29])/(320-[.D$24]))^3)" office:value-type="float" office:value="0.629737609329446" calcext:value-type="float">
            <text:p>0,629737609329446</text:p>
          </table:table-cell>
          <table:table-cell table:formula="of:=IF([.E$24]&gt;[.$A29];1;((320-[.$A29])/(320-[.E$24]))^3)" office:value-type="float" office:value="0.786527082385071" calcext:value-type="float">
            <text:p>0,786527082385071</text:p>
          </table:table-cell>
          <table:table-cell table:formula="of:=IF([.F$24]&gt;[.$A29];1;((320-[.$A29])/(320-[.F$24]))^3)" office:value-type="float" office:value="1" calcext:value-type="float">
            <text:p>1</text:p>
          </table:table-cell>
          <table:table-cell table:formula="of:=IF([.G$24]&gt;[.$A29];1;((320-[.$A29])/(320-[.G$24]))^3)" office:value-type="float" office:value="1" calcext:value-type="float">
            <text:p>1</text:p>
          </table:table-cell>
          <table:table-cell table:formula="of:=IF([.H$24]&gt;[.$A29];1;((320-[.$A29])/(320-[.H$24]))^3)" office:value-type="float" office:value="1" calcext:value-type="float">
            <text:p>1</text:p>
          </table:table-cell>
          <table:table-cell table:formula="of:=IF([.I$24]&gt;[.$A29];1;((320-[.$A29])/(320-[.I$24]))^3)" office:value-type="float" office:value="1" calcext:value-type="float">
            <text:p>1</text:p>
          </table:table-cell>
          <table:table-cell table:formula="of:=IF([.J$24]&gt;[.$A29];1;((320-[.$A29])/(320-[.J$24]))^3)" office:value-type="float" office:value="1" calcext:value-type="float">
            <text:p>1</text:p>
          </table:table-cell>
          <table:table-cell table:formula="of:=IF([.K$24]&gt;[.$A29];1;((320-[.$A29])/(320-[.K$24]))^3)" office:value-type="float" office:value="1" calcext:value-type="float">
            <text:p>1</text:p>
          </table:table-cell>
          <table:table-cell table:formula="of:=IF([.L$24]&gt;[.$A29];1;((320-[.$A29])/(320-[.L$24]))^3)" office:value-type="float" office:value="1" calcext:value-type="float">
            <text:p>1</text:p>
          </table:table-cell>
          <table:table-cell table:formula="of:=IF([.M$24]&gt;[.$A29];1;((320-[.$A29])/(320-[.M$24]))^3)" office:value-type="float" office:value="1" calcext:value-type="float">
            <text:p>1</text:p>
          </table:table-cell>
          <table:table-cell table:formula="of:=IF([.N$24]&gt;[.$A29];1;((320-[.$A29])/(320-[.N$24]))^3)" office:value-type="float" office:value="1" calcext:value-type="float">
            <text:p>1</text:p>
          </table:table-cell>
          <table:table-cell table:formula="of:=IF([.O$24]&gt;[.$A29];1;((320-[.$A29])/(320-[.O$24]))^3)" office:value-type="float" office:value="1" calcext:value-type="float">
            <text:p>1</text:p>
          </table:table-cell>
          <table:table-cell table:formula="of:=IF([.P$24]&gt;[.$A29];1;((320-[.$A29])/(320-[.P$24]))^3)" office:value-type="float" office:value="1" calcext:value-type="float">
            <text:p>1</text:p>
          </table:table-cell>
          <table:table-cell table:formula="of:=IF([.Q$24]&gt;[.$A29];1;((320-[.$A29])/(320-[.Q$24]))^3)" office:value-type="float" office:value="1" calcext:value-type="float">
            <text:p>1</text:p>
          </table:table-cell>
          <table:table-cell table:formula="of:=IF([.R$24]&gt;[.$A29];1;((320-[.$A29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[.B$24]&gt;[.$A30];1;((320-[.$A30])/(320-[.B$24]))^3)" office:value-type="float" office:value="0.324951171875" calcext:value-type="float">
            <text:p>0,324951171875</text:p>
          </table:table-cell>
          <table:table-cell table:formula="of:=IF([.C$24]&gt;[.$A30];1;((320-[.$A30])/(320-[.C$24]))^3)" office:value-type="float" office:value="0.39437037037037" calcext:value-type="float">
            <text:p>0,39437037037037</text:p>
          </table:table-cell>
          <table:table-cell table:formula="of:=IF([.D$24]&gt;[.$A30];1;((320-[.$A30])/(320-[.D$24]))^3)" office:value-type="float" office:value="0.485058309037901" calcext:value-type="float">
            <text:p>0,485058309037901</text:p>
          </table:table-cell>
          <table:table-cell table:formula="of:=IF([.E$24]&gt;[.$A30];1;((320-[.$A30])/(320-[.E$24]))^3)" office:value-type="float" office:value="0.605826126536186" calcext:value-type="float">
            <text:p>0,605826126536186</text:p>
          </table:table-cell>
          <table:table-cell table:formula="of:=IF([.F$24]&gt;[.$A30];1;((320-[.$A30])/(320-[.F$24]))^3)" office:value-type="float" office:value="0.77025462962963" calcext:value-type="float">
            <text:p>0,77025462962963</text:p>
          </table:table-cell>
          <table:table-cell table:formula="of:=IF([.G$24]&gt;[.$A30];1;((320-[.$A30])/(320-[.G$24]))^3)" office:value-type="float" office:value="1" calcext:value-type="float">
            <text:p>1</text:p>
          </table:table-cell>
          <table:table-cell table:formula="of:=IF([.H$24]&gt;[.$A30];1;((320-[.$A30])/(320-[.H$24]))^3)" office:value-type="float" office:value="1" calcext:value-type="float">
            <text:p>1</text:p>
          </table:table-cell>
          <table:table-cell table:formula="of:=IF([.I$24]&gt;[.$A30];1;((320-[.$A30])/(320-[.I$24]))^3)" office:value-type="float" office:value="1" calcext:value-type="float">
            <text:p>1</text:p>
          </table:table-cell>
          <table:table-cell table:formula="of:=IF([.J$24]&gt;[.$A30];1;((320-[.$A30])/(320-[.J$24]))^3)" office:value-type="float" office:value="1" calcext:value-type="float">
            <text:p>1</text:p>
          </table:table-cell>
          <table:table-cell table:formula="of:=IF([.K$24]&gt;[.$A30];1;((320-[.$A30])/(320-[.K$24]))^3)" office:value-type="float" office:value="1" calcext:value-type="float">
            <text:p>1</text:p>
          </table:table-cell>
          <table:table-cell table:formula="of:=IF([.L$24]&gt;[.$A30];1;((320-[.$A30])/(320-[.L$24]))^3)" office:value-type="float" office:value="1" calcext:value-type="float">
            <text:p>1</text:p>
          </table:table-cell>
          <table:table-cell table:formula="of:=IF([.M$24]&gt;[.$A30];1;((320-[.$A30])/(320-[.M$24]))^3)" office:value-type="float" office:value="1" calcext:value-type="float">
            <text:p>1</text:p>
          </table:table-cell>
          <table:table-cell table:formula="of:=IF([.N$24]&gt;[.$A30];1;((320-[.$A30])/(320-[.N$24]))^3)" office:value-type="float" office:value="1" calcext:value-type="float">
            <text:p>1</text:p>
          </table:table-cell>
          <table:table-cell table:formula="of:=IF([.O$24]&gt;[.$A30];1;((320-[.$A30])/(320-[.O$24]))^3)" office:value-type="float" office:value="1" calcext:value-type="float">
            <text:p>1</text:p>
          </table:table-cell>
          <table:table-cell table:formula="of:=IF([.P$24]&gt;[.$A30];1;((320-[.$A30])/(320-[.P$24]))^3)" office:value-type="float" office:value="1" calcext:value-type="float">
            <text:p>1</text:p>
          </table:table-cell>
          <table:table-cell table:formula="of:=IF([.Q$24]&gt;[.$A30];1;((320-[.$A30])/(320-[.Q$24]))^3)" office:value-type="float" office:value="1" calcext:value-type="float">
            <text:p>1</text:p>
          </table:table-cell>
          <table:table-cell table:formula="of:=IF([.R$24]&gt;[.$A30];1;((320-[.$A30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[.B$24]&gt;[.$A31];1;((320-[.$A31])/(320-[.B$24]))^3)" office:value-type="float" office:value="0.244140625" calcext:value-type="float">
            <text:p>0,244140625</text:p>
          </table:table-cell>
          <table:table-cell table:formula="of:=IF([.C$24]&gt;[.$A31];1;((320-[.$A31])/(320-[.C$24]))^3)" office:value-type="float" office:value="0.296296296296296" calcext:value-type="float">
            <text:p>0,296296296296296</text:p>
          </table:table-cell>
          <table:table-cell table:formula="of:=IF([.D$24]&gt;[.$A31];1;((320-[.$A31])/(320-[.D$24]))^3)" office:value-type="float" office:value="0.364431486880467" calcext:value-type="float">
            <text:p>0,364431486880467</text:p>
          </table:table-cell>
          <table:table-cell table:formula="of:=IF([.E$24]&gt;[.$A31];1;((320-[.$A31])/(320-[.E$24]))^3)" office:value-type="float" office:value="0.455166135639509" calcext:value-type="float">
            <text:p>0,455166135639509</text:p>
          </table:table-cell>
          <table:table-cell table:formula="of:=IF([.F$24]&gt;[.$A31];1;((320-[.$A31])/(320-[.F$24]))^3)" office:value-type="float" office:value="0.578703703703704" calcext:value-type="float">
            <text:p>0,578703703703704</text:p>
          </table:table-cell>
          <table:table-cell table:formula="of:=IF([.G$24]&gt;[.$A31];1;((320-[.$A31])/(320-[.G$24]))^3)" office:value-type="float" office:value="0.751314800901578" calcext:value-type="float">
            <text:p>0,751314800901578</text:p>
          </table:table-cell>
          <table:table-cell table:formula="of:=IF([.H$24]&gt;[.$A31];1;((320-[.$A31])/(320-[.H$24]))^3)" office:value-type="float" office:value="1" calcext:value-type="float">
            <text:p>1</text:p>
          </table:table-cell>
          <table:table-cell table:formula="of:=IF([.I$24]&gt;[.$A31];1;((320-[.$A31])/(320-[.I$24]))^3)" office:value-type="float" office:value="1" calcext:value-type="float">
            <text:p>1</text:p>
          </table:table-cell>
          <table:table-cell table:formula="of:=IF([.J$24]&gt;[.$A31];1;((320-[.$A31])/(320-[.J$24]))^3)" office:value-type="float" office:value="1" calcext:value-type="float">
            <text:p>1</text:p>
          </table:table-cell>
          <table:table-cell table:formula="of:=IF([.K$24]&gt;[.$A31];1;((320-[.$A31])/(320-[.K$24]))^3)" office:value-type="float" office:value="1" calcext:value-type="float">
            <text:p>1</text:p>
          </table:table-cell>
          <table:table-cell table:formula="of:=IF([.L$24]&gt;[.$A31];1;((320-[.$A31])/(320-[.L$24]))^3)" office:value-type="float" office:value="1" calcext:value-type="float">
            <text:p>1</text:p>
          </table:table-cell>
          <table:table-cell table:formula="of:=IF([.M$24]&gt;[.$A31];1;((320-[.$A31])/(320-[.M$24]))^3)" office:value-type="float" office:value="1" calcext:value-type="float">
            <text:p>1</text:p>
          </table:table-cell>
          <table:table-cell table:formula="of:=IF([.N$24]&gt;[.$A31];1;((320-[.$A31])/(320-[.N$24]))^3)" office:value-type="float" office:value="1" calcext:value-type="float">
            <text:p>1</text:p>
          </table:table-cell>
          <table:table-cell table:formula="of:=IF([.O$24]&gt;[.$A31];1;((320-[.$A31])/(320-[.O$24]))^3)" office:value-type="float" office:value="1" calcext:value-type="float">
            <text:p>1</text:p>
          </table:table-cell>
          <table:table-cell table:formula="of:=IF([.P$24]&gt;[.$A31];1;((320-[.$A31])/(320-[.P$24]))^3)" office:value-type="float" office:value="1" calcext:value-type="float">
            <text:p>1</text:p>
          </table:table-cell>
          <table:table-cell table:formula="of:=IF([.Q$24]&gt;[.$A31];1;((320-[.$A31])/(320-[.Q$24]))^3)" office:value-type="float" office:value="1" calcext:value-type="float">
            <text:p>1</text:p>
          </table:table-cell>
          <table:table-cell table:formula="of:=IF([.R$24]&gt;[.$A31];1;((320-[.$A31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B$24]&gt;[.$A32];1;((320-[.$A32])/(320-[.B$24]))^3)" office:value-type="float" office:value="0.177978515625" calcext:value-type="float">
            <text:p>0,177978515625</text:p>
          </table:table-cell>
          <table:table-cell table:formula="of:=IF([.C$24]&gt;[.$A32];1;((320-[.$A32])/(320-[.C$24]))^3)" office:value-type="float" office:value="0.216" calcext:value-type="float">
            <text:p>0,216</text:p>
          </table:table-cell>
          <table:table-cell table:formula="of:=IF([.D$24]&gt;[.$A32];1;((320-[.$A32])/(320-[.D$24]))^3)" office:value-type="float" office:value="0.26567055393586" calcext:value-type="float">
            <text:p>0,26567055393586</text:p>
          </table:table-cell>
          <table:table-cell table:formula="of:=IF([.E$24]&gt;[.$A32];1;((320-[.$A32])/(320-[.E$24]))^3)" office:value-type="float" office:value="0.331816112881202" calcext:value-type="float">
            <text:p>0,331816112881202</text:p>
          </table:table-cell>
          <table:table-cell table:formula="of:=IF([.F$24]&gt;[.$A32];1;((320-[.$A32])/(320-[.F$24]))^3)" office:value-type="float" office:value="0.421875" calcext:value-type="float">
            <text:p>0,421875</text:p>
          </table:table-cell>
          <table:table-cell table:formula="of:=IF([.G$24]&gt;[.$A32];1;((320-[.$A32])/(320-[.G$24]))^3)" office:value-type="float" office:value="0.54770848985725" calcext:value-type="float">
            <text:p>0,54770848985725</text:p>
          </table:table-cell>
          <table:table-cell table:formula="of:=IF([.H$24]&gt;[.$A32];1;((320-[.$A32])/(320-[.H$24]))^3)" office:value-type="float" office:value="0.729" calcext:value-type="float">
            <text:p>0,729</text:p>
          </table:table-cell>
          <table:table-cell table:formula="of:=IF([.I$24]&gt;[.$A32];1;((320-[.$A32])/(320-[.I$24]))^3)" office:value-type="float" office:value="1" calcext:value-type="float">
            <text:p>1</text:p>
          </table:table-cell>
          <table:table-cell table:formula="of:=IF([.J$24]&gt;[.$A32];1;((320-[.$A32])/(320-[.J$24]))^3)" office:value-type="float" office:value="1" calcext:value-type="float">
            <text:p>1</text:p>
          </table:table-cell>
          <table:table-cell table:formula="of:=IF([.K$24]&gt;[.$A32];1;((320-[.$A32])/(320-[.K$24]))^3)" office:value-type="float" office:value="1" calcext:value-type="float">
            <text:p>1</text:p>
          </table:table-cell>
          <table:table-cell table:formula="of:=IF([.L$24]&gt;[.$A32];1;((320-[.$A32])/(320-[.L$24]))^3)" office:value-type="float" office:value="1" calcext:value-type="float">
            <text:p>1</text:p>
          </table:table-cell>
          <table:table-cell table:formula="of:=IF([.M$24]&gt;[.$A32];1;((320-[.$A32])/(320-[.M$24]))^3)" office:value-type="float" office:value="1" calcext:value-type="float">
            <text:p>1</text:p>
          </table:table-cell>
          <table:table-cell table:formula="of:=IF([.N$24]&gt;[.$A32];1;((320-[.$A32])/(320-[.N$24]))^3)" office:value-type="float" office:value="1" calcext:value-type="float">
            <text:p>1</text:p>
          </table:table-cell>
          <table:table-cell table:formula="of:=IF([.O$24]&gt;[.$A32];1;((320-[.$A32])/(320-[.O$24]))^3)" office:value-type="float" office:value="1" calcext:value-type="float">
            <text:p>1</text:p>
          </table:table-cell>
          <table:table-cell table:formula="of:=IF([.P$24]&gt;[.$A32];1;((320-[.$A32])/(320-[.P$24]))^3)" office:value-type="float" office:value="1" calcext:value-type="float">
            <text:p>1</text:p>
          </table:table-cell>
          <table:table-cell table:formula="of:=IF([.Q$24]&gt;[.$A32];1;((320-[.$A32])/(320-[.Q$24]))^3)" office:value-type="float" office:value="1" calcext:value-type="float">
            <text:p>1</text:p>
          </table:table-cell>
          <table:table-cell table:formula="of:=IF([.R$24]&gt;[.$A32];1;((320-[.$A32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B$24]&gt;[.$A33];1;((320-[.$A33])/(320-[.B$24]))^3)" office:value-type="float" office:value="0.125" calcext:value-type="float">
            <text:p>0,125</text:p>
          </table:table-cell>
          <table:table-cell table:formula="of:=IF([.C$24]&gt;[.$A33];1;((320-[.$A33])/(320-[.C$24]))^3)" office:value-type="float" office:value="0.151703703703704" calcext:value-type="float">
            <text:p>0,151703703703704</text:p>
          </table:table-cell>
          <table:table-cell table:formula="of:=IF([.D$24]&gt;[.$A33];1;((320-[.$A33])/(320-[.D$24]))^3)" office:value-type="float" office:value="0.186588921282799" calcext:value-type="float">
            <text:p>0,186588921282799</text:p>
          </table:table-cell>
          <table:table-cell table:formula="of:=IF([.E$24]&gt;[.$A33];1;((320-[.$A33])/(320-[.E$24]))^3)" office:value-type="float" office:value="0.233045061447428" calcext:value-type="float">
            <text:p>0,233045061447428</text:p>
          </table:table-cell>
          <table:table-cell table:formula="of:=IF([.F$24]&gt;[.$A33];1;((320-[.$A33])/(320-[.F$24]))^3)" office:value-type="float" office:value="0.296296296296296" calcext:value-type="float">
            <text:p>0,296296296296296</text:p>
          </table:table-cell>
          <table:table-cell table:formula="of:=IF([.G$24]&gt;[.$A33];1;((320-[.$A33])/(320-[.G$24]))^3)" office:value-type="float" office:value="0.384673178061608" calcext:value-type="float">
            <text:p>0,384673178061608</text:p>
          </table:table-cell>
          <table:table-cell table:formula="of:=IF([.H$24]&gt;[.$A33];1;((320-[.$A33])/(320-[.H$24]))^3)" office:value-type="float" office:value="0.512" calcext:value-type="float">
            <text:p>0,512</text:p>
          </table:table-cell>
          <table:table-cell table:formula="of:=IF([.I$24]&gt;[.$A33];1;((320-[.$A33])/(320-[.I$24]))^3)" office:value-type="float" office:value="0.702331961591221" calcext:value-type="float">
            <text:p>0,702331961591221</text:p>
          </table:table-cell>
          <table:table-cell table:formula="of:=IF([.J$24]&gt;[.$A33];1;((320-[.$A33])/(320-[.J$24]))^3)" office:value-type="float" office:value="1" calcext:value-type="float">
            <text:p>1</text:p>
          </table:table-cell>
          <table:table-cell table:formula="of:=IF([.K$24]&gt;[.$A33];1;((320-[.$A33])/(320-[.K$24]))^3)" office:value-type="float" office:value="1" calcext:value-type="float">
            <text:p>1</text:p>
          </table:table-cell>
          <table:table-cell table:formula="of:=IF([.L$24]&gt;[.$A33];1;((320-[.$A33])/(320-[.L$24]))^3)" office:value-type="float" office:value="1" calcext:value-type="float">
            <text:p>1</text:p>
          </table:table-cell>
          <table:table-cell table:formula="of:=IF([.M$24]&gt;[.$A33];1;((320-[.$A33])/(320-[.M$24]))^3)" office:value-type="float" office:value="1" calcext:value-type="float">
            <text:p>1</text:p>
          </table:table-cell>
          <table:table-cell table:formula="of:=IF([.N$24]&gt;[.$A33];1;((320-[.$A33])/(320-[.N$24]))^3)" office:value-type="float" office:value="1" calcext:value-type="float">
            <text:p>1</text:p>
          </table:table-cell>
          <table:table-cell table:formula="of:=IF([.O$24]&gt;[.$A33];1;((320-[.$A33])/(320-[.O$24]))^3)" office:value-type="float" office:value="1" calcext:value-type="float">
            <text:p>1</text:p>
          </table:table-cell>
          <table:table-cell table:formula="of:=IF([.P$24]&gt;[.$A33];1;((320-[.$A33])/(320-[.P$24]))^3)" office:value-type="float" office:value="1" calcext:value-type="float">
            <text:p>1</text:p>
          </table:table-cell>
          <table:table-cell table:formula="of:=IF([.Q$24]&gt;[.$A33];1;((320-[.$A33])/(320-[.Q$24]))^3)" office:value-type="float" office:value="1" calcext:value-type="float">
            <text:p>1</text:p>
          </table:table-cell>
          <table:table-cell table:formula="of:=IF([.R$24]&gt;[.$A33];1;((320-[.$A33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B$24]&gt;[.$A34];1;((320-[.$A34])/(320-[.B$24]))^3)" office:value-type="float" office:value="0.083740234375" calcext:value-type="float">
            <text:p>0,083740234375</text:p>
          </table:table-cell>
          <table:table-cell table:formula="of:=IF([.C$24]&gt;[.$A34];1;((320-[.$A34])/(320-[.C$24]))^3)" office:value-type="float" office:value="0.10162962962963" calcext:value-type="float">
            <text:p>0,10162962962963</text:p>
          </table:table-cell>
          <table:table-cell table:formula="of:=IF([.D$24]&gt;[.$A34];1;((320-[.$A34])/(320-[.D$24]))^3)" office:value-type="float" office:value="0.125" calcext:value-type="float">
            <text:p>0,125</text:p>
          </table:table-cell>
          <table:table-cell table:formula="of:=IF([.E$24]&gt;[.$A34];1;((320-[.$A34])/(320-[.E$24]))^3)" office:value-type="float" office:value="0.156121984524351" calcext:value-type="float">
            <text:p>0,156121984524351</text:p>
          </table:table-cell>
          <table:table-cell table:formula="of:=IF([.F$24]&gt;[.$A34];1;((320-[.$A34])/(320-[.F$24]))^3)" office:value-type="float" office:value="0.19849537037037" calcext:value-type="float">
            <text:p>0,19849537037037</text:p>
          </table:table-cell>
          <table:table-cell table:formula="of:=IF([.G$24]&gt;[.$A34];1;((320-[.$A34])/(320-[.G$24]))^3)" office:value-type="float" office:value="0.257700976709241" calcext:value-type="float">
            <text:p>0,257700976709241</text:p>
          </table:table-cell>
          <table:table-cell table:formula="of:=IF([.H$24]&gt;[.$A34];1;((320-[.$A34])/(320-[.H$24]))^3)" office:value-type="float" office:value="0.343" calcext:value-type="float">
            <text:p>0,343</text:p>
          </table:table-cell>
          <table:table-cell table:formula="of:=IF([.I$24]&gt;[.$A34];1;((320-[.$A34])/(320-[.I$24]))^3)" office:value-type="float" office:value="0.470507544581619" calcext:value-type="float">
            <text:p>0,470507544581619</text:p>
          </table:table-cell>
          <table:table-cell table:formula="of:=IF([.J$24]&gt;[.$A34];1;((320-[.$A34])/(320-[.J$24]))^3)" office:value-type="float" office:value="0.669921875" calcext:value-type="float">
            <text:p>0,669921875</text:p>
          </table:table-cell>
          <table:table-cell table:formula="of:=IF([.K$24]&gt;[.$A34];1;((320-[.$A34])/(320-[.K$24]))^3)" office:value-type="float" office:value="1" calcext:value-type="float">
            <text:p>1</text:p>
          </table:table-cell>
          <table:table-cell table:formula="of:=IF([.L$24]&gt;[.$A34];1;((320-[.$A34])/(320-[.L$24]))^3)" office:value-type="float" office:value="1" calcext:value-type="float">
            <text:p>1</text:p>
          </table:table-cell>
          <table:table-cell table:formula="of:=IF([.M$24]&gt;[.$A34];1;((320-[.$A34])/(320-[.M$24]))^3)" office:value-type="float" office:value="1" calcext:value-type="float">
            <text:p>1</text:p>
          </table:table-cell>
          <table:table-cell table:formula="of:=IF([.N$24]&gt;[.$A34];1;((320-[.$A34])/(320-[.N$24]))^3)" office:value-type="float" office:value="1" calcext:value-type="float">
            <text:p>1</text:p>
          </table:table-cell>
          <table:table-cell table:formula="of:=IF([.O$24]&gt;[.$A34];1;((320-[.$A34])/(320-[.O$24]))^3)" office:value-type="float" office:value="1" calcext:value-type="float">
            <text:p>1</text:p>
          </table:table-cell>
          <table:table-cell table:formula="of:=IF([.P$24]&gt;[.$A34];1;((320-[.$A34])/(320-[.P$24]))^3)" office:value-type="float" office:value="1" calcext:value-type="float">
            <text:p>1</text:p>
          </table:table-cell>
          <table:table-cell table:formula="of:=IF([.Q$24]&gt;[.$A34];1;((320-[.$A34])/(320-[.Q$24]))^3)" office:value-type="float" office:value="1" calcext:value-type="float">
            <text:p>1</text:p>
          </table:table-cell>
          <table:table-cell table:formula="of:=IF([.R$24]&gt;[.$A34];1;((320-[.$A34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[.B$24]&gt;[.$A35];1;((320-[.$A35])/(320-[.B$24]))^3)" office:value-type="float" office:value="0.052734375" calcext:value-type="float">
            <text:p>0,052734375</text:p>
          </table:table-cell>
          <table:table-cell table:formula="of:=IF([.C$24]&gt;[.$A35];1;((320-[.$A35])/(320-[.C$24]))^3)" office:value-type="float" office:value="0.064" calcext:value-type="float">
            <text:p>0,064</text:p>
          </table:table-cell>
          <table:table-cell table:formula="of:=IF([.D$24]&gt;[.$A35];1;((320-[.$A35])/(320-[.D$24]))^3)" office:value-type="float" office:value="0.0787172011661808" calcext:value-type="float">
            <text:p>0,0787172011661808</text:p>
          </table:table-cell>
          <table:table-cell table:formula="of:=IF([.E$24]&gt;[.$A35];1;((320-[.$A35])/(320-[.E$24]))^3)" office:value-type="float" office:value="0.0983158852981338" calcext:value-type="float">
            <text:p>0,0983158852981338</text:p>
          </table:table-cell>
          <table:table-cell table:formula="of:=IF([.F$24]&gt;[.$A35];1;((320-[.$A35])/(320-[.F$24]))^3)" office:value-type="float" office:value="0.125" calcext:value-type="float">
            <text:p>0,125</text:p>
          </table:table-cell>
          <table:table-cell table:formula="of:=IF([.G$24]&gt;[.$A35];1;((320-[.$A35])/(320-[.G$24]))^3)" office:value-type="float" office:value="0.162283996994741" calcext:value-type="float">
            <text:p>0,162283996994741</text:p>
          </table:table-cell>
          <table:table-cell table:formula="of:=IF([.H$24]&gt;[.$A35];1;((320-[.$A35])/(320-[.H$24]))^3)" office:value-type="float" office:value="0.216" calcext:value-type="float">
            <text:p>0,216</text:p>
          </table:table-cell>
          <table:table-cell table:formula="of:=IF([.I$24]&gt;[.$A35];1;((320-[.$A35])/(320-[.I$24]))^3)" office:value-type="float" office:value="0.296296296296296" calcext:value-type="float">
            <text:p>0,296296296296296</text:p>
          </table:table-cell>
          <table:table-cell table:formula="of:=IF([.J$24]&gt;[.$A35];1;((320-[.$A35])/(320-[.J$24]))^3)" office:value-type="float" office:value="0.421875" calcext:value-type="float">
            <text:p>0,421875</text:p>
          </table:table-cell>
          <table:table-cell table:formula="of:=IF([.K$24]&gt;[.$A35];1;((320-[.$A35])/(320-[.K$24]))^3)" office:value-type="float" office:value="0.629737609329446" calcext:value-type="float">
            <text:p>0,629737609329446</text:p>
          </table:table-cell>
          <table:table-cell table:formula="of:=IF([.L$24]&gt;[.$A35];1;((320-[.$A35])/(320-[.L$24]))^3)" office:value-type="float" office:value="1" calcext:value-type="float">
            <text:p>1</text:p>
          </table:table-cell>
          <table:table-cell table:formula="of:=IF([.M$24]&gt;[.$A35];1;((320-[.$A35])/(320-[.M$24]))^3)" office:value-type="float" office:value="1" calcext:value-type="float">
            <text:p>1</text:p>
          </table:table-cell>
          <table:table-cell table:formula="of:=IF([.N$24]&gt;[.$A35];1;((320-[.$A35])/(320-[.N$24]))^3)" office:value-type="float" office:value="1" calcext:value-type="float">
            <text:p>1</text:p>
          </table:table-cell>
          <table:table-cell table:formula="of:=IF([.O$24]&gt;[.$A35];1;((320-[.$A35])/(320-[.O$24]))^3)" office:value-type="float" office:value="1" calcext:value-type="float">
            <text:p>1</text:p>
          </table:table-cell>
          <table:table-cell table:formula="of:=IF([.P$24]&gt;[.$A35];1;((320-[.$A35])/(320-[.P$24]))^3)" office:value-type="float" office:value="1" calcext:value-type="float">
            <text:p>1</text:p>
          </table:table-cell>
          <table:table-cell table:formula="of:=IF([.Q$24]&gt;[.$A35];1;((320-[.$A35])/(320-[.Q$24]))^3)" office:value-type="float" office:value="1" calcext:value-type="float">
            <text:p>1</text:p>
          </table:table-cell>
          <table:table-cell table:formula="of:=IF([.R$24]&gt;[.$A35];1;((320-[.$A35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B$24]&gt;[.$A36];1;((320-[.$A36])/(320-[.B$24]))^3)" office:value-type="float" office:value="0.030517578125" calcext:value-type="float">
            <text:p>0,030517578125</text:p>
          </table:table-cell>
          <table:table-cell table:formula="of:=IF([.C$24]&gt;[.$A36];1;((320-[.$A36])/(320-[.C$24]))^3)" office:value-type="float" office:value="0.037037037037037" calcext:value-type="float">
            <text:p>0,037037037037037</text:p>
          </table:table-cell>
          <table:table-cell table:formula="of:=IF([.D$24]&gt;[.$A36];1;((320-[.$A36])/(320-[.D$24]))^3)" office:value-type="float" office:value="0.0455539358600583" calcext:value-type="float">
            <text:p>0,0455539358600583</text:p>
          </table:table-cell>
          <table:table-cell table:formula="of:=IF([.E$24]&gt;[.$A36];1;((320-[.$A36])/(320-[.E$24]))^3)" office:value-type="float" office:value="0.0568957669549386" calcext:value-type="float">
            <text:p>0,0568957669549386</text:p>
          </table:table-cell>
          <table:table-cell table:formula="of:=IF([.F$24]&gt;[.$A36];1;((320-[.$A36])/(320-[.F$24]))^3)" office:value-type="float" office:value="0.072337962962963" calcext:value-type="float">
            <text:p>0,072337962962963</text:p>
          </table:table-cell>
          <table:table-cell table:formula="of:=IF([.G$24]&gt;[.$A36];1;((320-[.$A36])/(320-[.G$24]))^3)" office:value-type="float" office:value="0.0939143501126972" calcext:value-type="float">
            <text:p>0,0939143501126972</text:p>
          </table:table-cell>
          <table:table-cell table:formula="of:=IF([.H$24]&gt;[.$A36];1;((320-[.$A36])/(320-[.H$24]))^3)" office:value-type="float" office:value="0.125" calcext:value-type="float">
            <text:p>0,125</text:p>
          </table:table-cell>
          <table:table-cell table:formula="of:=IF([.I$24]&gt;[.$A36];1;((320-[.$A36])/(320-[.I$24]))^3)" office:value-type="float" office:value="0.171467764060357" calcext:value-type="float">
            <text:p>0,171467764060357</text:p>
          </table:table-cell>
          <table:table-cell table:formula="of:=IF([.J$24]&gt;[.$A36];1;((320-[.$A36])/(320-[.J$24]))^3)" office:value-type="float" office:value="0.244140625" calcext:value-type="float">
            <text:p>0,244140625</text:p>
          </table:table-cell>
          <table:table-cell table:formula="of:=IF([.K$24]&gt;[.$A36];1;((320-[.$A36])/(320-[.K$24]))^3)" office:value-type="float" office:value="0.364431486880467" calcext:value-type="float">
            <text:p>0,364431486880467</text:p>
          </table:table-cell>
          <table:table-cell table:formula="of:=IF([.L$24]&gt;[.$A36];1;((320-[.$A36])/(320-[.L$24]))^3)" office:value-type="float" office:value="0.578703703703704" calcext:value-type="float">
            <text:p>0,578703703703704</text:p>
          </table:table-cell>
          <table:table-cell table:formula="of:=IF([.M$24]&gt;[.$A36];1;((320-[.$A36])/(320-[.M$24]))^3)" office:value-type="float" office:value="1" calcext:value-type="float">
            <text:p>1</text:p>
          </table:table-cell>
          <table:table-cell table:formula="of:=IF([.N$24]&gt;[.$A36];1;((320-[.$A36])/(320-[.N$24]))^3)" office:value-type="float" office:value="1" calcext:value-type="float">
            <text:p>1</text:p>
          </table:table-cell>
          <table:table-cell table:formula="of:=IF([.O$24]&gt;[.$A36];1;((320-[.$A36])/(320-[.O$24]))^3)" office:value-type="float" office:value="1" calcext:value-type="float">
            <text:p>1</text:p>
          </table:table-cell>
          <table:table-cell table:formula="of:=IF([.P$24]&gt;[.$A36];1;((320-[.$A36])/(320-[.P$24]))^3)" office:value-type="float" office:value="1" calcext:value-type="float">
            <text:p>1</text:p>
          </table:table-cell>
          <table:table-cell table:formula="of:=IF([.Q$24]&gt;[.$A36];1;((320-[.$A36])/(320-[.Q$24]))^3)" office:value-type="float" office:value="1" calcext:value-type="float">
            <text:p>1</text:p>
          </table:table-cell>
          <table:table-cell table:formula="of:=IF([.R$24]&gt;[.$A36];1;((320-[.$A36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[.B$24]&gt;[.$A37];1;((320-[.$A37])/(320-[.B$24]))^3)" office:value-type="float" office:value="0.015625" calcext:value-type="float">
            <text:p>0,015625</text:p>
          </table:table-cell>
          <table:table-cell table:formula="of:=IF([.C$24]&gt;[.$A37];1;((320-[.$A37])/(320-[.C$24]))^3)" office:value-type="float" office:value="0.018962962962963" calcext:value-type="float">
            <text:p>0,018962962962963</text:p>
          </table:table-cell>
          <table:table-cell table:formula="of:=IF([.D$24]&gt;[.$A37];1;((320-[.$A37])/(320-[.D$24]))^3)" office:value-type="float" office:value="0.0233236151603499" calcext:value-type="float">
            <text:p>0,0233236151603499</text:p>
          </table:table-cell>
          <table:table-cell table:formula="of:=IF([.E$24]&gt;[.$A37];1;((320-[.$A37])/(320-[.E$24]))^3)" office:value-type="float" office:value="0.0291306326809285" calcext:value-type="float">
            <text:p>0,0291306326809285</text:p>
          </table:table-cell>
          <table:table-cell table:formula="of:=IF([.F$24]&gt;[.$A37];1;((320-[.$A37])/(320-[.F$24]))^3)" office:value-type="float" office:value="0.037037037037037" calcext:value-type="float">
            <text:p>0,037037037037037</text:p>
          </table:table-cell>
          <table:table-cell table:formula="of:=IF([.G$24]&gt;[.$A37];1;((320-[.$A37])/(320-[.G$24]))^3)" office:value-type="float" office:value="0.048084147257701" calcext:value-type="float">
            <text:p>0,048084147257701</text:p>
          </table:table-cell>
          <table:table-cell table:formula="of:=IF([.H$24]&gt;[.$A37];1;((320-[.$A37])/(320-[.H$24]))^3)" office:value-type="float" office:value="0.064" calcext:value-type="float">
            <text:p>0,064</text:p>
          </table:table-cell>
          <table:table-cell table:formula="of:=IF([.I$24]&gt;[.$A37];1;((320-[.$A37])/(320-[.I$24]))^3)" office:value-type="float" office:value="0.0877914951989026" calcext:value-type="float">
            <text:p>0,0877914951989026</text:p>
          </table:table-cell>
          <table:table-cell table:formula="of:=IF([.J$24]&gt;[.$A37];1;((320-[.$A37])/(320-[.J$24]))^3)" office:value-type="float" office:value="0.125" calcext:value-type="float">
            <text:p>0,125</text:p>
          </table:table-cell>
          <table:table-cell table:formula="of:=IF([.K$24]&gt;[.$A37];1;((320-[.$A37])/(320-[.K$24]))^3)" office:value-type="float" office:value="0.186588921282799" calcext:value-type="float">
            <text:p>0,186588921282799</text:p>
          </table:table-cell>
          <table:table-cell table:formula="of:=IF([.L$24]&gt;[.$A37];1;((320-[.$A37])/(320-[.L$24]))^3)" office:value-type="float" office:value="0.296296296296296" calcext:value-type="float">
            <text:p>0,296296296296296</text:p>
          </table:table-cell>
          <table:table-cell table:formula="of:=IF([.M$24]&gt;[.$A37];1;((320-[.$A37])/(320-[.M$24]))^3)" office:value-type="float" office:value="0.512" calcext:value-type="float">
            <text:p>0,512</text:p>
          </table:table-cell>
          <table:table-cell table:formula="of:=IF([.N$24]&gt;[.$A37];1;((320-[.$A37])/(320-[.N$24]))^3)" office:value-type="float" office:value="1" calcext:value-type="float">
            <text:p>1</text:p>
          </table:table-cell>
          <table:table-cell table:formula="of:=IF([.O$24]&gt;[.$A37];1;((320-[.$A37])/(320-[.O$24]))^3)" office:value-type="float" office:value="1" calcext:value-type="float">
            <text:p>1</text:p>
          </table:table-cell>
          <table:table-cell table:formula="of:=IF([.P$24]&gt;[.$A37];1;((320-[.$A37])/(320-[.P$24]))^3)" office:value-type="float" office:value="1" calcext:value-type="float">
            <text:p>1</text:p>
          </table:table-cell>
          <table:table-cell table:formula="of:=IF([.Q$24]&gt;[.$A37];1;((320-[.$A37])/(320-[.Q$24]))^3)" office:value-type="float" office:value="1" calcext:value-type="float">
            <text:p>1</text:p>
          </table:table-cell>
          <table:table-cell table:formula="of:=IF([.R$24]&gt;[.$A37];1;((320-[.$A37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B$24]&gt;[.$A38];1;((320-[.$A38])/(320-[.B$24]))^3)" office:value-type="float" office:value="0.006591796875" calcext:value-type="float">
            <text:p>0,006591796875</text:p>
          </table:table-cell>
          <table:table-cell table:formula="of:=IF([.C$24]&gt;[.$A38];1;((320-[.$A38])/(320-[.C$24]))^3)" office:value-type="float" office:value="0.008" calcext:value-type="float">
            <text:p>0,008</text:p>
          </table:table-cell>
          <table:table-cell table:formula="of:=IF([.D$24]&gt;[.$A38];1;((320-[.$A38])/(320-[.D$24]))^3)" office:value-type="float" office:value="0.00983965014577259" calcext:value-type="float">
            <text:p>0,00983965014577259</text:p>
          </table:table-cell>
          <table:table-cell table:formula="of:=IF([.E$24]&gt;[.$A38];1;((320-[.$A38])/(320-[.E$24]))^3)" office:value-type="float" office:value="0.0122894856622667" calcext:value-type="float">
            <text:p>0,0122894856622667</text:p>
          </table:table-cell>
          <table:table-cell table:formula="of:=IF([.F$24]&gt;[.$A38];1;((320-[.$A38])/(320-[.F$24]))^3)" office:value-type="float" office:value="0.015625" calcext:value-type="float">
            <text:p>0,015625</text:p>
          </table:table-cell>
          <table:table-cell table:formula="of:=IF([.G$24]&gt;[.$A38];1;((320-[.$A38])/(320-[.G$24]))^3)" office:value-type="float" office:value="0.0202854996243426" calcext:value-type="float">
            <text:p>0,0202854996243426</text:p>
          </table:table-cell>
          <table:table-cell table:formula="of:=IF([.H$24]&gt;[.$A38];1;((320-[.$A38])/(320-[.H$24]))^3)" office:value-type="float" office:value="0.027" calcext:value-type="float">
            <text:p>0,027</text:p>
          </table:table-cell>
          <table:table-cell table:formula="of:=IF([.I$24]&gt;[.$A38];1;((320-[.$A38])/(320-[.I$24]))^3)" office:value-type="float" office:value="0.037037037037037" calcext:value-type="float">
            <text:p>0,037037037037037</text:p>
          </table:table-cell>
          <table:table-cell table:formula="of:=IF([.J$24]&gt;[.$A38];1;((320-[.$A38])/(320-[.J$24]))^3)" office:value-type="float" office:value="0.052734375" calcext:value-type="float">
            <text:p>0,052734375</text:p>
          </table:table-cell>
          <table:table-cell table:formula="of:=IF([.K$24]&gt;[.$A38];1;((320-[.$A38])/(320-[.K$24]))^3)" office:value-type="float" office:value="0.0787172011661808" calcext:value-type="float">
            <text:p>0,0787172011661808</text:p>
          </table:table-cell>
          <table:table-cell table:formula="of:=IF([.L$24]&gt;[.$A38];1;((320-[.$A38])/(320-[.L$24]))^3)" office:value-type="float" office:value="0.125" calcext:value-type="float">
            <text:p>0,125</text:p>
          </table:table-cell>
          <table:table-cell table:formula="of:=IF([.M$24]&gt;[.$A38];1;((320-[.$A38])/(320-[.M$24]))^3)" office:value-type="float" office:value="0.216" calcext:value-type="float">
            <text:p>0,216</text:p>
          </table:table-cell>
          <table:table-cell table:formula="of:=IF([.N$24]&gt;[.$A38];1;((320-[.$A38])/(320-[.N$24]))^3)" office:value-type="float" office:value="0.421875" calcext:value-type="float">
            <text:p>0,421875</text:p>
          </table:table-cell>
          <table:table-cell table:formula="of:=IF([.O$24]&gt;[.$A38];1;((320-[.$A38])/(320-[.O$24]))^3)" office:value-type="float" office:value="1" calcext:value-type="float">
            <text:p>1</text:p>
          </table:table-cell>
          <table:table-cell table:formula="of:=IF([.P$24]&gt;[.$A38];1;((320-[.$A38])/(320-[.P$24]))^3)" office:value-type="float" office:value="1" calcext:value-type="float">
            <text:p>1</text:p>
          </table:table-cell>
          <table:table-cell table:formula="of:=IF([.Q$24]&gt;[.$A38];1;((320-[.$A38])/(320-[.Q$24]))^3)" office:value-type="float" office:value="1" calcext:value-type="float">
            <text:p>1</text:p>
          </table:table-cell>
          <table:table-cell table:formula="of:=IF([.R$24]&gt;[.$A38];1;((320-[.$A38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B$24]&gt;[.$A39];1;((320-[.$A39])/(320-[.B$24]))^3)" office:value-type="float" office:value="0.001953125" calcext:value-type="float">
            <text:p>0,001953125</text:p>
          </table:table-cell>
          <table:table-cell table:formula="of:=IF([.C$24]&gt;[.$A39];1;((320-[.$A39])/(320-[.C$24]))^3)" office:value-type="float" office:value="0.00237037037037037" calcext:value-type="float">
            <text:p>0,00237037037037037</text:p>
          </table:table-cell>
          <table:table-cell table:formula="of:=IF([.D$24]&gt;[.$A39];1;((320-[.$A39])/(320-[.D$24]))^3)" office:value-type="float" office:value="0.00291545189504373" calcext:value-type="float">
            <text:p>0,00291545189504373</text:p>
          </table:table-cell>
          <table:table-cell table:formula="of:=IF([.E$24]&gt;[.$A39];1;((320-[.$A39])/(320-[.E$24]))^3)" office:value-type="float" office:value="0.00364132908511607" calcext:value-type="float">
            <text:p>0,00364132908511607</text:p>
          </table:table-cell>
          <table:table-cell table:formula="of:=IF([.F$24]&gt;[.$A39];1;((320-[.$A39])/(320-[.F$24]))^3)" office:value-type="float" office:value="0.00462962962962963" calcext:value-type="float">
            <text:p>0,00462962962962963</text:p>
          </table:table-cell>
          <table:table-cell table:formula="of:=IF([.G$24]&gt;[.$A39];1;((320-[.$A39])/(320-[.G$24]))^3)" office:value-type="float" office:value="0.00601051840721262" calcext:value-type="float">
            <text:p>0,00601051840721262</text:p>
          </table:table-cell>
          <table:table-cell table:formula="of:=IF([.H$24]&gt;[.$A39];1;((320-[.$A39])/(320-[.H$24]))^3)" office:value-type="float" office:value="0.008" calcext:value-type="float">
            <text:p>0,008</text:p>
          </table:table-cell>
          <table:table-cell table:formula="of:=IF([.I$24]&gt;[.$A39];1;((320-[.$A39])/(320-[.I$24]))^3)" office:value-type="float" office:value="0.0109739368998628" calcext:value-type="float">
            <text:p>0,0109739368998628</text:p>
          </table:table-cell>
          <table:table-cell table:formula="of:=IF([.J$24]&gt;[.$A39];1;((320-[.$A39])/(320-[.J$24]))^3)" office:value-type="float" office:value="0.015625" calcext:value-type="float">
            <text:p>0,015625</text:p>
          </table:table-cell>
          <table:table-cell table:formula="of:=IF([.K$24]&gt;[.$A39];1;((320-[.$A39])/(320-[.K$24]))^3)" office:value-type="float" office:value="0.0233236151603499" calcext:value-type="float">
            <text:p>0,0233236151603499</text:p>
          </table:table-cell>
          <table:table-cell table:formula="of:=IF([.L$24]&gt;[.$A39];1;((320-[.$A39])/(320-[.L$24]))^3)" office:value-type="float" office:value="0.037037037037037" calcext:value-type="float">
            <text:p>0,037037037037037</text:p>
          </table:table-cell>
          <table:table-cell table:formula="of:=IF([.M$24]&gt;[.$A39];1;((320-[.$A39])/(320-[.M$24]))^3)" office:value-type="float" office:value="0.064" calcext:value-type="float">
            <text:p>0,064</text:p>
          </table:table-cell>
          <table:table-cell table:formula="of:=IF([.N$24]&gt;[.$A39];1;((320-[.$A39])/(320-[.N$24]))^3)" office:value-type="float" office:value="0.125" calcext:value-type="float">
            <text:p>0,125</text:p>
          </table:table-cell>
          <table:table-cell table:formula="of:=IF([.O$24]&gt;[.$A39];1;((320-[.$A39])/(320-[.O$24]))^3)" office:value-type="float" office:value="0.296296296296296" calcext:value-type="float">
            <text:p>0,296296296296296</text:p>
          </table:table-cell>
          <table:table-cell table:formula="of:=IF([.P$24]&gt;[.$A39];1;((320-[.$A39])/(320-[.P$24]))^3)" office:value-type="float" office:value="1" calcext:value-type="float">
            <text:p>1</text:p>
          </table:table-cell>
          <table:table-cell table:formula="of:=IF([.Q$24]&gt;[.$A39];1;((320-[.$A39])/(320-[.Q$24]))^3)" office:value-type="float" office:value="1" calcext:value-type="float">
            <text:p>1</text:p>
          </table:table-cell>
          <table:table-cell table:formula="of:=IF([.R$24]&gt;[.$A39];1;((320-[.$A39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B$24]&gt;[.$A40];1;((320-[.$A40])/(320-[.B$24]))^3)" office:value-type="float" office:value="0.000244140625" calcext:value-type="float">
            <text:p>0,000244140625</text:p>
          </table:table-cell>
          <table:table-cell table:formula="of:=IF([.C$24]&gt;[.$A40];1;((320-[.$A40])/(320-[.C$24]))^3)" office:value-type="float" office:value="0.000296296296296296" calcext:value-type="float">
            <text:p>0,000296296296296296</text:p>
          </table:table-cell>
          <table:table-cell table:formula="of:=IF([.D$24]&gt;[.$A40];1;((320-[.$A40])/(320-[.D$24]))^3)" office:value-type="float" office:value="0.000364431486880466" calcext:value-type="float">
            <text:p>0,000364431486880466</text:p>
          </table:table-cell>
          <table:table-cell table:formula="of:=IF([.E$24]&gt;[.$A40];1;((320-[.$A40])/(320-[.E$24]))^3)" office:value-type="float" office:value="0.000455166135639509" calcext:value-type="float">
            <text:p>0,000455166135639509</text:p>
          </table:table-cell>
          <table:table-cell table:formula="of:=IF([.F$24]&gt;[.$A40];1;((320-[.$A40])/(320-[.F$24]))^3)" office:value-type="float" office:value="0.000578703703703704" calcext:value-type="float">
            <text:p>0,000578703703703704</text:p>
          </table:table-cell>
          <table:table-cell table:formula="of:=IF([.G$24]&gt;[.$A40];1;((320-[.$A40])/(320-[.G$24]))^3)" office:value-type="float" office:value="0.000751314800901578" calcext:value-type="float">
            <text:p>0,000751314800901578</text:p>
          </table:table-cell>
          <table:table-cell table:formula="of:=IF([.H$24]&gt;[.$A40];1;((320-[.$A40])/(320-[.H$24]))^3)" office:value-type="float" office:value="0.001" calcext:value-type="float">
            <text:p>0,001</text:p>
          </table:table-cell>
          <table:table-cell table:formula="of:=IF([.I$24]&gt;[.$A40];1;((320-[.$A40])/(320-[.I$24]))^3)" office:value-type="float" office:value="0.00137174211248285" calcext:value-type="float">
            <text:p>0,00137174211248285</text:p>
          </table:table-cell>
          <table:table-cell table:formula="of:=IF([.J$24]&gt;[.$A40];1;((320-[.$A40])/(320-[.J$24]))^3)" office:value-type="float" office:value="0.001953125" calcext:value-type="float">
            <text:p>0,001953125</text:p>
          </table:table-cell>
          <table:table-cell table:formula="of:=IF([.K$24]&gt;[.$A40];1;((320-[.$A40])/(320-[.K$24]))^3)" office:value-type="float" office:value="0.00291545189504373" calcext:value-type="float">
            <text:p>0,00291545189504373</text:p>
          </table:table-cell>
          <table:table-cell table:formula="of:=IF([.L$24]&gt;[.$A40];1;((320-[.$A40])/(320-[.L$24]))^3)" office:value-type="float" office:value="0.00462962962962963" calcext:value-type="float">
            <text:p>0,00462962962962963</text:p>
          </table:table-cell>
          <table:table-cell table:formula="of:=IF([.M$24]&gt;[.$A40];1;((320-[.$A40])/(320-[.M$24]))^3)" office:value-type="float" office:value="0.008" calcext:value-type="float">
            <text:p>0,008</text:p>
          </table:table-cell>
          <table:table-cell table:formula="of:=IF([.N$24]&gt;[.$A40];1;((320-[.$A40])/(320-[.N$24]))^3)" office:value-type="float" office:value="0.015625" calcext:value-type="float">
            <text:p>0,015625</text:p>
          </table:table-cell>
          <table:table-cell table:formula="of:=IF([.O$24]&gt;[.$A40];1;((320-[.$A40])/(320-[.O$24]))^3)" office:value-type="float" office:value="0.037037037037037" calcext:value-type="float">
            <text:p>0,037037037037037</text:p>
          </table:table-cell>
          <table:table-cell table:formula="of:=IF([.P$24]&gt;[.$A40];1;((320-[.$A40])/(320-[.P$24]))^3)" office:value-type="float" office:value="0.125" calcext:value-type="float">
            <text:p>0,125</text:p>
          </table:table-cell>
          <table:table-cell table:formula="of:=IF([.Q$24]&gt;[.$A40];1;((320-[.$A40])/(320-[.Q$24]))^3)" office:value-type="float" office:value="1" calcext:value-type="float">
            <text:p>1</text:p>
          </table:table-cell>
          <table:table-cell table:formula="of:=IF([.R$24]&gt;[.$A40];1;((320-[.$A40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[.B$24]&gt;[.$A41];1;((320-[.$A41])/(320-[.B$24]))^3)" office:value-type="float" office:value="0.000030517578125" calcext:value-type="float">
            <text:p>0,000030517578125</text:p>
          </table:table-cell>
          <table:table-cell table:formula="of:=IF([.C$24]&gt;[.$A41];1;((320-[.$A41])/(320-[.C$24]))^3)" office:value-type="float" office:value="0.000037037037037037" calcext:value-type="float">
            <text:p>3,7037037037037E-05</text:p>
          </table:table-cell>
          <table:table-cell table:formula="of:=IF([.D$24]&gt;[.$A41];1;((320-[.$A41])/(320-[.D$24]))^3)" office:value-type="float" office:value="0.0000455539358600583" calcext:value-type="float">
            <text:p>4,55539358600583E-05</text:p>
          </table:table-cell>
          <table:table-cell table:formula="of:=IF([.E$24]&gt;[.$A41];1;((320-[.$A41])/(320-[.E$24]))^3)" office:value-type="float" office:value="0.0000568957669549386" calcext:value-type="float">
            <text:p>5,68957669549386E-05</text:p>
          </table:table-cell>
          <table:table-cell table:formula="of:=IF([.F$24]&gt;[.$A41];1;((320-[.$A41])/(320-[.F$24]))^3)" office:value-type="float" office:value="0.000072337962962963" calcext:value-type="float">
            <text:p>7,2337962962963E-05</text:p>
          </table:table-cell>
          <table:table-cell table:formula="of:=IF([.G$24]&gt;[.$A41];1;((320-[.$A41])/(320-[.G$24]))^3)" office:value-type="float" office:value="0.0000939143501126972" calcext:value-type="float">
            <text:p>9,39143501126972E-05</text:p>
          </table:table-cell>
          <table:table-cell table:formula="of:=IF([.H$24]&gt;[.$A41];1;((320-[.$A41])/(320-[.H$24]))^3)" office:value-type="float" office:value="0.000125" calcext:value-type="float">
            <text:p>0,000125</text:p>
          </table:table-cell>
          <table:table-cell table:formula="of:=IF([.I$24]&gt;[.$A41];1;((320-[.$A41])/(320-[.I$24]))^3)" office:value-type="float" office:value="0.000171467764060357" calcext:value-type="float">
            <text:p>0,000171467764060357</text:p>
          </table:table-cell>
          <table:table-cell table:formula="of:=IF([.J$24]&gt;[.$A41];1;((320-[.$A41])/(320-[.J$24]))^3)" office:value-type="float" office:value="0.000244140625" calcext:value-type="float">
            <text:p>0,000244140625</text:p>
          </table:table-cell>
          <table:table-cell table:formula="of:=IF([.K$24]&gt;[.$A41];1;((320-[.$A41])/(320-[.K$24]))^3)" office:value-type="float" office:value="0.000364431486880466" calcext:value-type="float">
            <text:p>0,000364431486880466</text:p>
          </table:table-cell>
          <table:table-cell table:formula="of:=IF([.L$24]&gt;[.$A41];1;((320-[.$A41])/(320-[.L$24]))^3)" office:value-type="float" office:value="0.000578703703703704" calcext:value-type="float">
            <text:p>0,000578703703703704</text:p>
          </table:table-cell>
          <table:table-cell table:formula="of:=IF([.M$24]&gt;[.$A41];1;((320-[.$A41])/(320-[.M$24]))^3)" office:value-type="float" office:value="0.001" calcext:value-type="float">
            <text:p>0,001</text:p>
          </table:table-cell>
          <table:table-cell table:formula="of:=IF([.N$24]&gt;[.$A41];1;((320-[.$A41])/(320-[.N$24]))^3)" office:value-type="float" office:value="0.001953125" calcext:value-type="float">
            <text:p>0,001953125</text:p>
          </table:table-cell>
          <table:table-cell table:formula="of:=IF([.O$24]&gt;[.$A41];1;((320-[.$A41])/(320-[.O$24]))^3)" office:value-type="float" office:value="0.00462962962962963" calcext:value-type="float">
            <text:p>0,00462962962962963</text:p>
          </table:table-cell>
          <table:table-cell table:formula="of:=IF([.P$24]&gt;[.$A41];1;((320-[.$A41])/(320-[.P$24]))^3)" office:value-type="float" office:value="0.015625" calcext:value-type="float">
            <text:p>0,015625</text:p>
          </table:table-cell>
          <table:table-cell table:formula="of:=IF([.Q$24]&gt;[.$A41];1;((320-[.$A41])/(320-[.Q$24]))^3)" office:value-type="float" office:value="0.125" calcext:value-type="float">
            <text:p>0,125</text:p>
          </table:table-cell>
          <table:table-cell table:formula="of:=IF([.R$24]&gt;[.$A41];1;((320-[.$A41])/(320-[.R$24]))^3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u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verage</text:p>
          </table:table-cell>
          <table:table-cell table:formula="of:=[.$G$2]-[.B24]" office:value-type="float" office:value="160" calcext:value-type="float">
            <text:p>160</text:p>
          </table:table-cell>
          <table:table-cell table:formula="of:=[.$G$2]-[.C24]" office:value-type="float" office:value="150" calcext:value-type="float">
            <text:p>150</text:p>
          </table:table-cell>
          <table:table-cell table:formula="of:=[.$G$2]-[.D24]" office:value-type="float" office:value="140" calcext:value-type="float">
            <text:p>140</text:p>
          </table:table-cell>
          <table:table-cell table:formula="of:=[.$G$2]-[.E24]" office:value-type="float" office:value="130" calcext:value-type="float">
            <text:p>130</text:p>
          </table:table-cell>
          <table:table-cell table:formula="of:=[.$G$2]-[.F24]" office:value-type="float" office:value="120" calcext:value-type="float">
            <text:p>120</text:p>
          </table:table-cell>
          <table:table-cell table:formula="of:=[.$G$2]-[.G24]" office:value-type="float" office:value="110" calcext:value-type="float">
            <text:p>110</text:p>
          </table:table-cell>
          <table:table-cell table:formula="of:=[.$G$2]-[.H24]" office:value-type="float" office:value="100" calcext:value-type="float">
            <text:p>100</text:p>
          </table:table-cell>
          <table:table-cell table:formula="of:=[.$G$2]-[.I24]" office:value-type="float" office:value="90" calcext:value-type="float">
            <text:p>90</text:p>
          </table:table-cell>
          <table:table-cell table:formula="of:=[.$G$2]-[.J24]" office:value-type="float" office:value="80" calcext:value-type="float">
            <text:p>80</text:p>
          </table:table-cell>
          <table:table-cell table:formula="of:=[.$G$2]-[.K24]" office:value-type="float" office:value="70" calcext:value-type="float">
            <text:p>70</text:p>
          </table:table-cell>
          <table:table-cell table:formula="of:=[.$G$2]-[.L24]" office:value-type="float" office:value="60" calcext:value-type="float">
            <text:p>60</text:p>
          </table:table-cell>
          <table:table-cell table:formula="of:=[.$G$2]-[.M24]" office:value-type="float" office:value="50" calcext:value-type="float">
            <text:p>50</text:p>
          </table:table-cell>
          <table:table-cell table:formula="of:=[.$G$2]-[.N24]" office:value-type="float" office:value="40" calcext:value-type="float">
            <text:p>40</text:p>
          </table:table-cell>
          <table:table-cell table:formula="of:=[.$G$2]-[.O24]" office:value-type="float" office:value="30" calcext:value-type="float">
            <text:p>30</text:p>
          </table:table-cell>
          <table:table-cell table:formula="of:=[.$G$2]-[.P24]" office:value-type="float" office:value="20" calcext:value-type="float">
            <text:p>20</text:p>
          </table:table-cell>
          <table:table-cell table:formula="of:=[.$G$2]-[.Q24]" office:value-type="float" office:value="10" calcext:value-type="float">
            <text:p>10</text:p>
          </table:table-cell>
          <table:table-cell table:formula="of:=[.$G$2]-[.R2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$45]*[.B25]" office:value-type="float" office:value="160" calcext:value-type="float">
            <text:p>160</text:p>
          </table:table-cell>
          <table:table-cell table:formula="of:=[.C$45]*[.C25]" office:value-type="float" office:value="150" calcext:value-type="float">
            <text:p>150</text:p>
          </table:table-cell>
          <table:table-cell table:formula="of:=[.D$45]*[.D25]" office:value-type="float" office:value="140" calcext:value-type="float">
            <text:p>140</text:p>
          </table:table-cell>
          <table:table-cell table:formula="of:=[.E$45]*[.E25]" office:value-type="float" office:value="130" calcext:value-type="float">
            <text:p>130</text:p>
          </table:table-cell>
          <table:table-cell table:formula="of:=[.F$45]*[.F25]" office:value-type="float" office:value="120" calcext:value-type="float">
            <text:p>120</text:p>
          </table:table-cell>
          <table:table-cell table:formula="of:=[.G$45]*[.G25]" office:value-type="float" office:value="110" calcext:value-type="float">
            <text:p>110</text:p>
          </table:table-cell>
          <table:table-cell table:formula="of:=[.H$45]*[.H25]" office:value-type="float" office:value="100" calcext:value-type="float">
            <text:p>100</text:p>
          </table:table-cell>
          <table:table-cell table:formula="of:=[.I$45]*[.I25]" office:value-type="float" office:value="90" calcext:value-type="float">
            <text:p>90</text:p>
          </table:table-cell>
          <table:table-cell table:formula="of:=[.J$45]*[.J25]" office:value-type="float" office:value="80" calcext:value-type="float">
            <text:p>80</text:p>
          </table:table-cell>
          <table:table-cell table:formula="of:=[.K$45]*[.K25]" office:value-type="float" office:value="70" calcext:value-type="float">
            <text:p>70</text:p>
          </table:table-cell>
          <table:table-cell table:formula="of:=[.L$45]*[.L25]" office:value-type="float" office:value="60" calcext:value-type="float">
            <text:p>60</text:p>
          </table:table-cell>
          <table:table-cell table:formula="of:=[.M$45]*[.M25]" office:value-type="float" office:value="50" calcext:value-type="float">
            <text:p>50</text:p>
          </table:table-cell>
          <table:table-cell table:formula="of:=[.N$45]*[.N25]" office:value-type="float" office:value="40" calcext:value-type="float">
            <text:p>40</text:p>
          </table:table-cell>
          <table:table-cell table:formula="of:=[.O$45]*[.O25]" office:value-type="float" office:value="30" calcext:value-type="float">
            <text:p>30</text:p>
          </table:table-cell>
          <table:table-cell table:formula="of:=[.P$45]*[.P25]" office:value-type="float" office:value="20" calcext:value-type="float">
            <text:p>20</text:p>
          </table:table-cell>
          <table:table-cell table:formula="of:=[.Q$45]*[.Q25]" office:value-type="float" office:value="10" calcext:value-type="float">
            <text:p>10</text:p>
          </table:table-cell>
          <table:table-cell table:formula="of:=[.R$45]*[.R2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$45]*[.B26]" office:value-type="float" office:value="131.8359375" calcext:value-type="float">
            <text:p>131,8359375</text:p>
          </table:table-cell>
          <table:table-cell table:formula="of:=[.C$45]*[.C26]" office:value-type="float" office:value="150" calcext:value-type="float">
            <text:p>150</text:p>
          </table:table-cell>
          <table:table-cell table:formula="of:=[.D$45]*[.D26]" office:value-type="float" office:value="140" calcext:value-type="float">
            <text:p>140</text:p>
          </table:table-cell>
          <table:table-cell table:formula="of:=[.E$45]*[.E26]" office:value-type="float" office:value="130" calcext:value-type="float">
            <text:p>130</text:p>
          </table:table-cell>
          <table:table-cell table:formula="of:=[.F$45]*[.F26]" office:value-type="float" office:value="120" calcext:value-type="float">
            <text:p>120</text:p>
          </table:table-cell>
          <table:table-cell table:formula="of:=[.G$45]*[.G26]" office:value-type="float" office:value="110" calcext:value-type="float">
            <text:p>110</text:p>
          </table:table-cell>
          <table:table-cell table:formula="of:=[.H$45]*[.H26]" office:value-type="float" office:value="100" calcext:value-type="float">
            <text:p>100</text:p>
          </table:table-cell>
          <table:table-cell table:formula="of:=[.I$45]*[.I26]" office:value-type="float" office:value="90" calcext:value-type="float">
            <text:p>90</text:p>
          </table:table-cell>
          <table:table-cell table:formula="of:=[.J$45]*[.J26]" office:value-type="float" office:value="80" calcext:value-type="float">
            <text:p>80</text:p>
          </table:table-cell>
          <table:table-cell table:formula="of:=[.K$45]*[.K26]" office:value-type="float" office:value="70" calcext:value-type="float">
            <text:p>70</text:p>
          </table:table-cell>
          <table:table-cell table:formula="of:=[.L$45]*[.L26]" office:value-type="float" office:value="60" calcext:value-type="float">
            <text:p>60</text:p>
          </table:table-cell>
          <table:table-cell table:formula="of:=[.M$45]*[.M26]" office:value-type="float" office:value="50" calcext:value-type="float">
            <text:p>50</text:p>
          </table:table-cell>
          <table:table-cell table:formula="of:=[.N$45]*[.N26]" office:value-type="float" office:value="40" calcext:value-type="float">
            <text:p>40</text:p>
          </table:table-cell>
          <table:table-cell table:formula="of:=[.O$45]*[.O26]" office:value-type="float" office:value="30" calcext:value-type="float">
            <text:p>30</text:p>
          </table:table-cell>
          <table:table-cell table:formula="of:=[.P$45]*[.P26]" office:value-type="float" office:value="20" calcext:value-type="float">
            <text:p>20</text:p>
          </table:table-cell>
          <table:table-cell table:formula="of:=[.Q$45]*[.Q26]" office:value-type="float" office:value="10" calcext:value-type="float">
            <text:p>10</text:p>
          </table:table-cell>
          <table:table-cell table:formula="of:=[.R$45]*[.R2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$45]*[.B27]" office:value-type="float" office:value="107.1875" calcext:value-type="float">
            <text:p>107,1875</text:p>
          </table:table-cell>
          <table:table-cell table:formula="of:=[.C$45]*[.C27]" office:value-type="float" office:value="121.955555555556" calcext:value-type="float">
            <text:p>121,955555555556</text:p>
          </table:table-cell>
          <table:table-cell table:formula="of:=[.D$45]*[.D27]" office:value-type="float" office:value="140" calcext:value-type="float">
            <text:p>140</text:p>
          </table:table-cell>
          <table:table-cell table:formula="of:=[.E$45]*[.E27]" office:value-type="float" office:value="130" calcext:value-type="float">
            <text:p>130</text:p>
          </table:table-cell>
          <table:table-cell table:formula="of:=[.F$45]*[.F27]" office:value-type="float" office:value="120" calcext:value-type="float">
            <text:p>120</text:p>
          </table:table-cell>
          <table:table-cell table:formula="of:=[.G$45]*[.G27]" office:value-type="float" office:value="110" calcext:value-type="float">
            <text:p>110</text:p>
          </table:table-cell>
          <table:table-cell table:formula="of:=[.H$45]*[.H27]" office:value-type="float" office:value="100" calcext:value-type="float">
            <text:p>100</text:p>
          </table:table-cell>
          <table:table-cell table:formula="of:=[.I$45]*[.I27]" office:value-type="float" office:value="90" calcext:value-type="float">
            <text:p>90</text:p>
          </table:table-cell>
          <table:table-cell table:formula="of:=[.J$45]*[.J27]" office:value-type="float" office:value="80" calcext:value-type="float">
            <text:p>80</text:p>
          </table:table-cell>
          <table:table-cell table:formula="of:=[.K$45]*[.K27]" office:value-type="float" office:value="70" calcext:value-type="float">
            <text:p>70</text:p>
          </table:table-cell>
          <table:table-cell table:formula="of:=[.L$45]*[.L27]" office:value-type="float" office:value="60" calcext:value-type="float">
            <text:p>60</text:p>
          </table:table-cell>
          <table:table-cell table:formula="of:=[.M$45]*[.M27]" office:value-type="float" office:value="50" calcext:value-type="float">
            <text:p>50</text:p>
          </table:table-cell>
          <table:table-cell table:formula="of:=[.N$45]*[.N27]" office:value-type="float" office:value="40" calcext:value-type="float">
            <text:p>40</text:p>
          </table:table-cell>
          <table:table-cell table:formula="of:=[.O$45]*[.O27]" office:value-type="float" office:value="30" calcext:value-type="float">
            <text:p>30</text:p>
          </table:table-cell>
          <table:table-cell table:formula="of:=[.P$45]*[.P27]" office:value-type="float" office:value="20" calcext:value-type="float">
            <text:p>20</text:p>
          </table:table-cell>
          <table:table-cell table:formula="of:=[.Q$45]*[.Q27]" office:value-type="float" office:value="10" calcext:value-type="float">
            <text:p>10</text:p>
          </table:table-cell>
          <table:table-cell table:formula="of:=[.R$45]*[.R2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$45]*[.B28]" office:value-type="float" office:value="85.8203125" calcext:value-type="float">
            <text:p>85,8203125</text:p>
          </table:table-cell>
          <table:table-cell table:formula="of:=[.C$45]*[.C28]" office:value-type="float" office:value="97.6444444444445" calcext:value-type="float">
            <text:p>97,6444444444445</text:p>
          </table:table-cell>
          <table:table-cell table:formula="of:=[.D$45]*[.D28]" office:value-type="float" office:value="112.091836734694" calcext:value-type="float">
            <text:p>112,091836734694</text:p>
          </table:table-cell>
          <table:table-cell table:formula="of:=[.E$45]*[.E28]" office:value-type="float" office:value="130" calcext:value-type="float">
            <text:p>130</text:p>
          </table:table-cell>
          <table:table-cell table:formula="of:=[.F$45]*[.F28]" office:value-type="float" office:value="120" calcext:value-type="float">
            <text:p>120</text:p>
          </table:table-cell>
          <table:table-cell table:formula="of:=[.G$45]*[.G28]" office:value-type="float" office:value="110" calcext:value-type="float">
            <text:p>110</text:p>
          </table:table-cell>
          <table:table-cell table:formula="of:=[.H$45]*[.H28]" office:value-type="float" office:value="100" calcext:value-type="float">
            <text:p>100</text:p>
          </table:table-cell>
          <table:table-cell table:formula="of:=[.I$45]*[.I28]" office:value-type="float" office:value="90" calcext:value-type="float">
            <text:p>90</text:p>
          </table:table-cell>
          <table:table-cell table:formula="of:=[.J$45]*[.J28]" office:value-type="float" office:value="80" calcext:value-type="float">
            <text:p>80</text:p>
          </table:table-cell>
          <table:table-cell table:formula="of:=[.K$45]*[.K28]" office:value-type="float" office:value="70" calcext:value-type="float">
            <text:p>70</text:p>
          </table:table-cell>
          <table:table-cell table:formula="of:=[.L$45]*[.L28]" office:value-type="float" office:value="60" calcext:value-type="float">
            <text:p>60</text:p>
          </table:table-cell>
          <table:table-cell table:formula="of:=[.M$45]*[.M28]" office:value-type="float" office:value="50" calcext:value-type="float">
            <text:p>50</text:p>
          </table:table-cell>
          <table:table-cell table:formula="of:=[.N$45]*[.N28]" office:value-type="float" office:value="40" calcext:value-type="float">
            <text:p>40</text:p>
          </table:table-cell>
          <table:table-cell table:formula="of:=[.O$45]*[.O28]" office:value-type="float" office:value="30" calcext:value-type="float">
            <text:p>30</text:p>
          </table:table-cell>
          <table:table-cell table:formula="of:=[.P$45]*[.P28]" office:value-type="float" office:value="20" calcext:value-type="float">
            <text:p>20</text:p>
          </table:table-cell>
          <table:table-cell table:formula="of:=[.Q$45]*[.Q28]" office:value-type="float" office:value="10" calcext:value-type="float">
            <text:p>10</text:p>
          </table:table-cell>
          <table:table-cell table:formula="of:=[.R$45]*[.R2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45]*[.B29]" office:value-type="float" office:value="67.5" calcext:value-type="float">
            <text:p>67,5</text:p>
          </table:table-cell>
          <table:table-cell table:formula="of:=[.C$45]*[.C29]" office:value-type="float" office:value="76.8" calcext:value-type="float">
            <text:p>76,8</text:p>
          </table:table-cell>
          <table:table-cell table:formula="of:=[.D$45]*[.D29]" office:value-type="float" office:value="88.1632653061224" calcext:value-type="float">
            <text:p>88,1632653061224</text:p>
          </table:table-cell>
          <table:table-cell table:formula="of:=[.E$45]*[.E29]" office:value-type="float" office:value="102.248520710059" calcext:value-type="float">
            <text:p>102,248520710059</text:p>
          </table:table-cell>
          <table:table-cell table:formula="of:=[.F$45]*[.F29]" office:value-type="float" office:value="120" calcext:value-type="float">
            <text:p>120</text:p>
          </table:table-cell>
          <table:table-cell table:formula="of:=[.G$45]*[.G29]" office:value-type="float" office:value="110" calcext:value-type="float">
            <text:p>110</text:p>
          </table:table-cell>
          <table:table-cell table:formula="of:=[.H$45]*[.H29]" office:value-type="float" office:value="100" calcext:value-type="float">
            <text:p>100</text:p>
          </table:table-cell>
          <table:table-cell table:formula="of:=[.I$45]*[.I29]" office:value-type="float" office:value="90" calcext:value-type="float">
            <text:p>90</text:p>
          </table:table-cell>
          <table:table-cell table:formula="of:=[.J$45]*[.J29]" office:value-type="float" office:value="80" calcext:value-type="float">
            <text:p>80</text:p>
          </table:table-cell>
          <table:table-cell table:formula="of:=[.K$45]*[.K29]" office:value-type="float" office:value="70" calcext:value-type="float">
            <text:p>70</text:p>
          </table:table-cell>
          <table:table-cell table:formula="of:=[.L$45]*[.L29]" office:value-type="float" office:value="60" calcext:value-type="float">
            <text:p>60</text:p>
          </table:table-cell>
          <table:table-cell table:formula="of:=[.M$45]*[.M29]" office:value-type="float" office:value="50" calcext:value-type="float">
            <text:p>50</text:p>
          </table:table-cell>
          <table:table-cell table:formula="of:=[.N$45]*[.N29]" office:value-type="float" office:value="40" calcext:value-type="float">
            <text:p>40</text:p>
          </table:table-cell>
          <table:table-cell table:formula="of:=[.O$45]*[.O29]" office:value-type="float" office:value="30" calcext:value-type="float">
            <text:p>30</text:p>
          </table:table-cell>
          <table:table-cell table:formula="of:=[.P$45]*[.P29]" office:value-type="float" office:value="20" calcext:value-type="float">
            <text:p>20</text:p>
          </table:table-cell>
          <table:table-cell table:formula="of:=[.Q$45]*[.Q29]" office:value-type="float" office:value="10" calcext:value-type="float">
            <text:p>10</text:p>
          </table:table-cell>
          <table:table-cell table:formula="of:=[.R$45]*[.R2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$45]*[.B30]" office:value-type="float" office:value="51.9921875" calcext:value-type="float">
            <text:p>51,9921875</text:p>
          </table:table-cell>
          <table:table-cell table:formula="of:=[.C$45]*[.C30]" office:value-type="float" office:value="59.1555555555555" calcext:value-type="float">
            <text:p>59,1555555555555</text:p>
          </table:table-cell>
          <table:table-cell table:formula="of:=[.D$45]*[.D30]" office:value-type="float" office:value="67.9081632653061" calcext:value-type="float">
            <text:p>67,9081632653061</text:p>
          </table:table-cell>
          <table:table-cell table:formula="of:=[.E$45]*[.E30]" office:value-type="float" office:value="78.7573964497042" calcext:value-type="float">
            <text:p>78,7573964497042</text:p>
          </table:table-cell>
          <table:table-cell table:formula="of:=[.F$45]*[.F30]" office:value-type="float" office:value="92.4305555555555" calcext:value-type="float">
            <text:p>92,4305555555555</text:p>
          </table:table-cell>
          <table:table-cell table:formula="of:=[.G$45]*[.G30]" office:value-type="float" office:value="110" calcext:value-type="float">
            <text:p>110</text:p>
          </table:table-cell>
          <table:table-cell table:formula="of:=[.H$45]*[.H30]" office:value-type="float" office:value="100" calcext:value-type="float">
            <text:p>100</text:p>
          </table:table-cell>
          <table:table-cell table:formula="of:=[.I$45]*[.I30]" office:value-type="float" office:value="90" calcext:value-type="float">
            <text:p>90</text:p>
          </table:table-cell>
          <table:table-cell table:formula="of:=[.J$45]*[.J30]" office:value-type="float" office:value="80" calcext:value-type="float">
            <text:p>80</text:p>
          </table:table-cell>
          <table:table-cell table:formula="of:=[.K$45]*[.K30]" office:value-type="float" office:value="70" calcext:value-type="float">
            <text:p>70</text:p>
          </table:table-cell>
          <table:table-cell table:formula="of:=[.L$45]*[.L30]" office:value-type="float" office:value="60" calcext:value-type="float">
            <text:p>60</text:p>
          </table:table-cell>
          <table:table-cell table:formula="of:=[.M$45]*[.M30]" office:value-type="float" office:value="50" calcext:value-type="float">
            <text:p>50</text:p>
          </table:table-cell>
          <table:table-cell table:formula="of:=[.N$45]*[.N30]" office:value-type="float" office:value="40" calcext:value-type="float">
            <text:p>40</text:p>
          </table:table-cell>
          <table:table-cell table:formula="of:=[.O$45]*[.O30]" office:value-type="float" office:value="30" calcext:value-type="float">
            <text:p>30</text:p>
          </table:table-cell>
          <table:table-cell table:formula="of:=[.P$45]*[.P30]" office:value-type="float" office:value="20" calcext:value-type="float">
            <text:p>20</text:p>
          </table:table-cell>
          <table:table-cell table:formula="of:=[.Q$45]*[.Q30]" office:value-type="float" office:value="10" calcext:value-type="float">
            <text:p>10</text:p>
          </table:table-cell>
          <table:table-cell table:formula="of:=[.R$45]*[.R3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$45]*[.B31]" office:value-type="float" office:value="39.0625" calcext:value-type="float">
            <text:p>39,0625</text:p>
          </table:table-cell>
          <table:table-cell table:formula="of:=[.C$45]*[.C31]" office:value-type="float" office:value="44.4444444444444" calcext:value-type="float">
            <text:p>44,4444444444444</text:p>
          </table:table-cell>
          <table:table-cell table:formula="of:=[.D$45]*[.D31]" office:value-type="float" office:value="51.0204081632653" calcext:value-type="float">
            <text:p>51,0204081632653</text:p>
          </table:table-cell>
          <table:table-cell table:formula="of:=[.E$45]*[.E31]" office:value-type="float" office:value="59.1715976331361" calcext:value-type="float">
            <text:p>59,1715976331361</text:p>
          </table:table-cell>
          <table:table-cell table:formula="of:=[.F$45]*[.F31]" office:value-type="float" office:value="69.4444444444445" calcext:value-type="float">
            <text:p>69,4444444444445</text:p>
          </table:table-cell>
          <table:table-cell table:formula="of:=[.G$45]*[.G31]" office:value-type="float" office:value="82.6446280991735" calcext:value-type="float">
            <text:p>82,6446280991735</text:p>
          </table:table-cell>
          <table:table-cell table:formula="of:=[.H$45]*[.H31]" office:value-type="float" office:value="100" calcext:value-type="float">
            <text:p>100</text:p>
          </table:table-cell>
          <table:table-cell table:formula="of:=[.I$45]*[.I31]" office:value-type="float" office:value="90" calcext:value-type="float">
            <text:p>90</text:p>
          </table:table-cell>
          <table:table-cell table:formula="of:=[.J$45]*[.J31]" office:value-type="float" office:value="80" calcext:value-type="float">
            <text:p>80</text:p>
          </table:table-cell>
          <table:table-cell table:formula="of:=[.K$45]*[.K31]" office:value-type="float" office:value="70" calcext:value-type="float">
            <text:p>70</text:p>
          </table:table-cell>
          <table:table-cell table:formula="of:=[.L$45]*[.L31]" office:value-type="float" office:value="60" calcext:value-type="float">
            <text:p>60</text:p>
          </table:table-cell>
          <table:table-cell table:formula="of:=[.M$45]*[.M31]" office:value-type="float" office:value="50" calcext:value-type="float">
            <text:p>50</text:p>
          </table:table-cell>
          <table:table-cell table:formula="of:=[.N$45]*[.N31]" office:value-type="float" office:value="40" calcext:value-type="float">
            <text:p>40</text:p>
          </table:table-cell>
          <table:table-cell table:formula="of:=[.O$45]*[.O31]" office:value-type="float" office:value="30" calcext:value-type="float">
            <text:p>30</text:p>
          </table:table-cell>
          <table:table-cell table:formula="of:=[.P$45]*[.P31]" office:value-type="float" office:value="20" calcext:value-type="float">
            <text:p>20</text:p>
          </table:table-cell>
          <table:table-cell table:formula="of:=[.Q$45]*[.Q31]" office:value-type="float" office:value="10" calcext:value-type="float">
            <text:p>10</text:p>
          </table:table-cell>
          <table:table-cell table:formula="of:=[.R$45]*[.R3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$45]*[.B32]" office:value-type="float" office:value="28.4765625" calcext:value-type="float">
            <text:p>28,4765625</text:p>
          </table:table-cell>
          <table:table-cell table:formula="of:=[.C$45]*[.C32]" office:value-type="float" office:value="32.4" calcext:value-type="float">
            <text:p>32,4</text:p>
          </table:table-cell>
          <table:table-cell table:formula="of:=[.D$45]*[.D32]" office:value-type="float" office:value="37.1938775510204" calcext:value-type="float">
            <text:p>37,1938775510204</text:p>
          </table:table-cell>
          <table:table-cell table:formula="of:=[.E$45]*[.E32]" office:value-type="float" office:value="43.1360946745562" calcext:value-type="float">
            <text:p>43,1360946745562</text:p>
          </table:table-cell>
          <table:table-cell table:formula="of:=[.F$45]*[.F32]" office:value-type="float" office:value="50.625" calcext:value-type="float">
            <text:p>50,625</text:p>
          </table:table-cell>
          <table:table-cell table:formula="of:=[.G$45]*[.G32]" office:value-type="float" office:value="60.2479338842975" calcext:value-type="float">
            <text:p>60,2479338842975</text:p>
          </table:table-cell>
          <table:table-cell table:formula="of:=[.H$45]*[.H32]" office:value-type="float" office:value="72.9" calcext:value-type="float">
            <text:p>72,9</text:p>
          </table:table-cell>
          <table:table-cell table:formula="of:=[.I$45]*[.I32]" office:value-type="float" office:value="90" calcext:value-type="float">
            <text:p>90</text:p>
          </table:table-cell>
          <table:table-cell table:formula="of:=[.J$45]*[.J32]" office:value-type="float" office:value="80" calcext:value-type="float">
            <text:p>80</text:p>
          </table:table-cell>
          <table:table-cell table:formula="of:=[.K$45]*[.K32]" office:value-type="float" office:value="70" calcext:value-type="float">
            <text:p>70</text:p>
          </table:table-cell>
          <table:table-cell table:formula="of:=[.L$45]*[.L32]" office:value-type="float" office:value="60" calcext:value-type="float">
            <text:p>60</text:p>
          </table:table-cell>
          <table:table-cell table:formula="of:=[.M$45]*[.M32]" office:value-type="float" office:value="50" calcext:value-type="float">
            <text:p>50</text:p>
          </table:table-cell>
          <table:table-cell table:formula="of:=[.N$45]*[.N32]" office:value-type="float" office:value="40" calcext:value-type="float">
            <text:p>40</text:p>
          </table:table-cell>
          <table:table-cell table:formula="of:=[.O$45]*[.O32]" office:value-type="float" office:value="30" calcext:value-type="float">
            <text:p>30</text:p>
          </table:table-cell>
          <table:table-cell table:formula="of:=[.P$45]*[.P32]" office:value-type="float" office:value="20" calcext:value-type="float">
            <text:p>20</text:p>
          </table:table-cell>
          <table:table-cell table:formula="of:=[.Q$45]*[.Q32]" office:value-type="float" office:value="10" calcext:value-type="float">
            <text:p>10</text:p>
          </table:table-cell>
          <table:table-cell table:formula="of:=[.R$45]*[.R3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$45]*[.B33]" office:value-type="float" office:value="20" calcext:value-type="float">
            <text:p>20</text:p>
          </table:table-cell>
          <table:table-cell table:formula="of:=[.C$45]*[.C33]" office:value-type="float" office:value="22.7555555555556" calcext:value-type="float">
            <text:p>22,7555555555556</text:p>
          </table:table-cell>
          <table:table-cell table:formula="of:=[.D$45]*[.D33]" office:value-type="float" office:value="26.1224489795918" calcext:value-type="float">
            <text:p>26,1224489795918</text:p>
          </table:table-cell>
          <table:table-cell table:formula="of:=[.E$45]*[.E33]" office:value-type="float" office:value="30.2958579881657" calcext:value-type="float">
            <text:p>30,2958579881657</text:p>
          </table:table-cell>
          <table:table-cell table:formula="of:=[.F$45]*[.F33]" office:value-type="float" office:value="35.5555555555556" calcext:value-type="float">
            <text:p>35,5555555555556</text:p>
          </table:table-cell>
          <table:table-cell table:formula="of:=[.G$45]*[.G33]" office:value-type="float" office:value="42.3140495867769" calcext:value-type="float">
            <text:p>42,3140495867769</text:p>
          </table:table-cell>
          <table:table-cell table:formula="of:=[.H$45]*[.H33]" office:value-type="float" office:value="51.2" calcext:value-type="float">
            <text:p>51,2</text:p>
          </table:table-cell>
          <table:table-cell table:formula="of:=[.I$45]*[.I33]" office:value-type="float" office:value="63.2098765432099" calcext:value-type="float">
            <text:p>63,2098765432099</text:p>
          </table:table-cell>
          <table:table-cell table:formula="of:=[.J$45]*[.J33]" office:value-type="float" office:value="80" calcext:value-type="float">
            <text:p>80</text:p>
          </table:table-cell>
          <table:table-cell table:formula="of:=[.K$45]*[.K33]" office:value-type="float" office:value="70" calcext:value-type="float">
            <text:p>70</text:p>
          </table:table-cell>
          <table:table-cell table:formula="of:=[.L$45]*[.L33]" office:value-type="float" office:value="60" calcext:value-type="float">
            <text:p>60</text:p>
          </table:table-cell>
          <table:table-cell table:formula="of:=[.M$45]*[.M33]" office:value-type="float" office:value="50" calcext:value-type="float">
            <text:p>50</text:p>
          </table:table-cell>
          <table:table-cell table:formula="of:=[.N$45]*[.N33]" office:value-type="float" office:value="40" calcext:value-type="float">
            <text:p>40</text:p>
          </table:table-cell>
          <table:table-cell table:formula="of:=[.O$45]*[.O33]" office:value-type="float" office:value="30" calcext:value-type="float">
            <text:p>30</text:p>
          </table:table-cell>
          <table:table-cell table:formula="of:=[.P$45]*[.P33]" office:value-type="float" office:value="20" calcext:value-type="float">
            <text:p>20</text:p>
          </table:table-cell>
          <table:table-cell table:formula="of:=[.Q$45]*[.Q33]" office:value-type="float" office:value="10" calcext:value-type="float">
            <text:p>10</text:p>
          </table:table-cell>
          <table:table-cell table:formula="of:=[.R$45]*[.R3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$45]*[.B34]" office:value-type="float" office:value="13.3984375" calcext:value-type="float">
            <text:p>13,3984375</text:p>
          </table:table-cell>
          <table:table-cell table:formula="of:=[.C$45]*[.C34]" office:value-type="float" office:value="15.2444444444444" calcext:value-type="float">
            <text:p>15,2444444444444</text:p>
          </table:table-cell>
          <table:table-cell table:formula="of:=[.D$45]*[.D34]" office:value-type="float" office:value="17.5" calcext:value-type="float">
            <text:p>17,5</text:p>
          </table:table-cell>
          <table:table-cell table:formula="of:=[.E$45]*[.E34]" office:value-type="float" office:value="20.2958579881657" calcext:value-type="float">
            <text:p>20,2958579881657</text:p>
          </table:table-cell>
          <table:table-cell table:formula="of:=[.F$45]*[.F34]" office:value-type="float" office:value="23.8194444444445" calcext:value-type="float">
            <text:p>23,8194444444445</text:p>
          </table:table-cell>
          <table:table-cell table:formula="of:=[.G$45]*[.G34]" office:value-type="float" office:value="28.3471074380165" calcext:value-type="float">
            <text:p>28,3471074380165</text:p>
          </table:table-cell>
          <table:table-cell table:formula="of:=[.H$45]*[.H34]" office:value-type="float" office:value="34.3" calcext:value-type="float">
            <text:p>34,3</text:p>
          </table:table-cell>
          <table:table-cell table:formula="of:=[.I$45]*[.I34]" office:value-type="float" office:value="42.3456790123457" calcext:value-type="float">
            <text:p>42,3456790123457</text:p>
          </table:table-cell>
          <table:table-cell table:formula="of:=[.J$45]*[.J34]" office:value-type="float" office:value="53.59375" calcext:value-type="float">
            <text:p>53,59375</text:p>
          </table:table-cell>
          <table:table-cell table:formula="of:=[.K$45]*[.K34]" office:value-type="float" office:value="70" calcext:value-type="float">
            <text:p>70</text:p>
          </table:table-cell>
          <table:table-cell table:formula="of:=[.L$45]*[.L34]" office:value-type="float" office:value="60" calcext:value-type="float">
            <text:p>60</text:p>
          </table:table-cell>
          <table:table-cell table:formula="of:=[.M$45]*[.M34]" office:value-type="float" office:value="50" calcext:value-type="float">
            <text:p>50</text:p>
          </table:table-cell>
          <table:table-cell table:formula="of:=[.N$45]*[.N34]" office:value-type="float" office:value="40" calcext:value-type="float">
            <text:p>40</text:p>
          </table:table-cell>
          <table:table-cell table:formula="of:=[.O$45]*[.O34]" office:value-type="float" office:value="30" calcext:value-type="float">
            <text:p>30</text:p>
          </table:table-cell>
          <table:table-cell table:formula="of:=[.P$45]*[.P34]" office:value-type="float" office:value="20" calcext:value-type="float">
            <text:p>20</text:p>
          </table:table-cell>
          <table:table-cell table:formula="of:=[.Q$45]*[.Q34]" office:value-type="float" office:value="10" calcext:value-type="float">
            <text:p>10</text:p>
          </table:table-cell>
          <table:table-cell table:formula="of:=[.R$45]*[.R3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table:formula="of:=[.B$45]*[.B35]" office:value-type="float" office:value="8.4375" calcext:value-type="float">
            <text:p>8,4375</text:p>
          </table:table-cell>
          <table:table-cell table:style-name="ce1" table:formula="of:=[.C$45]*[.C35]" office:value-type="float" office:value="9.6" calcext:value-type="float">
            <text:p>9,6</text:p>
          </table:table-cell>
          <table:table-cell table:style-name="ce1" table:formula="of:=[.D$45]*[.D35]" office:value-type="float" office:value="11.0204081632653" calcext:value-type="float">
            <text:p>11,0204081632653</text:p>
          </table:table-cell>
          <table:table-cell table:style-name="ce1" table:formula="of:=[.E$45]*[.E35]" office:value-type="float" office:value="12.7810650887574" calcext:value-type="float">
            <text:p>12,7810650887574</text:p>
          </table:table-cell>
          <table:table-cell table:style-name="ce1" table:formula="of:=[.F$45]*[.F35]" office:value-type="float" office:value="15" calcext:value-type="float">
            <text:p>15</text:p>
          </table:table-cell>
          <table:table-cell table:style-name="ce1" table:formula="of:=[.G$45]*[.G35]" office:value-type="float" office:value="17.8512396694215" calcext:value-type="float">
            <text:p>17,8512396694215</text:p>
          </table:table-cell>
          <table:table-cell table:style-name="ce1" table:formula="of:=[.H$45]*[.H35]" office:value-type="float" office:value="21.6" calcext:value-type="float">
            <text:p>21,6</text:p>
          </table:table-cell>
          <table:table-cell table:style-name="ce1" table:formula="of:=[.I$45]*[.I35]" office:value-type="float" office:value="26.6666666666667" calcext:value-type="float">
            <text:p>26,6666666666667</text:p>
          </table:table-cell>
          <table:table-cell table:style-name="ce1" table:formula="of:=[.J$45]*[.J35]" office:value-type="float" office:value="33.75" calcext:value-type="float">
            <text:p>33,75</text:p>
          </table:table-cell>
          <table:table-cell table:style-name="ce1" table:formula="of:=[.K$45]*[.K35]" office:value-type="float" office:value="44.0816326530612" calcext:value-type="float">
            <text:p>44,0816326530612</text:p>
          </table:table-cell>
          <table:table-cell table:style-name="ce1" table:formula="of:=[.L$45]*[.L35]" office:value-type="float" office:value="60" calcext:value-type="float">
            <text:p>60</text:p>
          </table:table-cell>
          <table:table-cell table:style-name="ce1" table:formula="of:=[.M$45]*[.M35]" office:value-type="float" office:value="50" calcext:value-type="float">
            <text:p>50</text:p>
          </table:table-cell>
          <table:table-cell table:style-name="ce1" table:formula="of:=[.N$45]*[.N35]" office:value-type="float" office:value="40" calcext:value-type="float">
            <text:p>40</text:p>
          </table:table-cell>
          <table:table-cell table:style-name="ce1" table:formula="of:=[.O$45]*[.O35]" office:value-type="float" office:value="30" calcext:value-type="float">
            <text:p>30</text:p>
          </table:table-cell>
          <table:table-cell table:style-name="ce1" table:formula="of:=[.P$45]*[.P35]" office:value-type="float" office:value="20" calcext:value-type="float">
            <text:p>20</text:p>
          </table:table-cell>
          <table:table-cell table:style-name="ce1" table:formula="of:=[.Q$45]*[.Q35]" office:value-type="float" office:value="10" calcext:value-type="float">
            <text:p>10</text:p>
          </table:table-cell>
          <table:table-cell table:style-name="ce1" table:formula="of:=[.R$45]*[.R3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table:formula="of:=[.B$45]*[.B36]" office:value-type="float" office:value="4.8828125" calcext:value-type="float">
            <text:p>4,8828125</text:p>
          </table:table-cell>
          <table:table-cell table:style-name="ce1" table:formula="of:=[.C$45]*[.C36]" office:value-type="float" office:value="5.55555555555555" calcext:value-type="float">
            <text:p>5,55555555555555</text:p>
          </table:table-cell>
          <table:table-cell table:style-name="ce1" table:formula="of:=[.D$45]*[.D36]" office:value-type="float" office:value="6.37755102040816" calcext:value-type="float">
            <text:p>6,37755102040816</text:p>
          </table:table-cell>
          <table:table-cell table:style-name="ce1" table:formula="of:=[.E$45]*[.E36]" office:value-type="float" office:value="7.39644970414201" calcext:value-type="float">
            <text:p>7,39644970414201</text:p>
          </table:table-cell>
          <table:table-cell table:style-name="ce1" table:formula="of:=[.F$45]*[.F36]" office:value-type="float" office:value="8.68055555555556" calcext:value-type="float">
            <text:p>8,68055555555556</text:p>
          </table:table-cell>
          <table:table-cell table:style-name="ce1" table:formula="of:=[.G$45]*[.G36]" office:value-type="float" office:value="10.3305785123967" calcext:value-type="float">
            <text:p>10,3305785123967</text:p>
          </table:table-cell>
          <table:table-cell table:style-name="ce1" table:formula="of:=[.H$45]*[.H36]" office:value-type="float" office:value="12.5" calcext:value-type="float">
            <text:p>12,5</text:p>
          </table:table-cell>
          <table:table-cell table:style-name="ce1" table:formula="of:=[.I$45]*[.I36]" office:value-type="float" office:value="15.4320987654321" calcext:value-type="float">
            <text:p>15,4320987654321</text:p>
          </table:table-cell>
          <table:table-cell table:style-name="ce1" table:formula="of:=[.J$45]*[.J36]" office:value-type="float" office:value="19.53125" calcext:value-type="float">
            <text:p>19,53125</text:p>
          </table:table-cell>
          <table:table-cell table:style-name="ce1" table:formula="of:=[.K$45]*[.K36]" office:value-type="float" office:value="25.5102040816327" calcext:value-type="float">
            <text:p>25,5102040816327</text:p>
          </table:table-cell>
          <table:table-cell table:style-name="ce1" table:formula="of:=[.L$45]*[.L36]" office:value-type="float" office:value="34.7222222222222" calcext:value-type="float">
            <text:p>34,7222222222222</text:p>
          </table:table-cell>
          <table:table-cell table:style-name="ce3" table:formula="of:=[.M$45]*[.M36]" office:value-type="float" office:value="50" calcext:value-type="float">
            <text:p>50</text:p>
          </table:table-cell>
          <table:table-cell table:style-name="ce1" table:formula="of:=[.N$45]*[.N36]" office:value-type="float" office:value="40" calcext:value-type="float">
            <text:p>40</text:p>
          </table:table-cell>
          <table:table-cell table:style-name="ce1" table:formula="of:=[.O$45]*[.O36]" office:value-type="float" office:value="30" calcext:value-type="float">
            <text:p>30</text:p>
          </table:table-cell>
          <table:table-cell table:style-name="ce1" table:formula="of:=[.P$45]*[.P36]" office:value-type="float" office:value="20" calcext:value-type="float">
            <text:p>20</text:p>
          </table:table-cell>
          <table:table-cell table:style-name="ce1" table:formula="of:=[.Q$45]*[.Q36]" office:value-type="float" office:value="10" calcext:value-type="float">
            <text:p>10</text:p>
          </table:table-cell>
          <table:table-cell table:style-name="ce1" table:formula="of:=[.R$45]*[.R3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table:formula="of:=[.B$45]*[.B37]" office:value-type="float" office:value="2.5" calcext:value-type="float">
            <text:p>2,5</text:p>
          </table:table-cell>
          <table:table-cell table:style-name="ce1" table:formula="of:=[.C$45]*[.C37]" office:value-type="float" office:value="2.84444444444444" calcext:value-type="float">
            <text:p>2,84444444444444</text:p>
          </table:table-cell>
          <table:table-cell table:style-name="ce1" table:formula="of:=[.D$45]*[.D37]" office:value-type="float" office:value="3.26530612244898" calcext:value-type="float">
            <text:p>3,26530612244898</text:p>
          </table:table-cell>
          <table:table-cell table:style-name="ce1" table:formula="of:=[.E$45]*[.E37]" office:value-type="float" office:value="3.78698224852071" calcext:value-type="float">
            <text:p>3,78698224852071</text:p>
          </table:table-cell>
          <table:table-cell table:style-name="ce1" table:formula="of:=[.F$45]*[.F37]" office:value-type="float" office:value="4.44444444444444" calcext:value-type="float">
            <text:p>4,44444444444444</text:p>
          </table:table-cell>
          <table:table-cell table:style-name="ce1" table:formula="of:=[.G$45]*[.G37]" office:value-type="float" office:value="5.28925619834711" calcext:value-type="float">
            <text:p>5,28925619834711</text:p>
          </table:table-cell>
          <table:table-cell table:style-name="ce1" table:formula="of:=[.H$45]*[.H37]" office:value-type="float" office:value="6.4" calcext:value-type="float">
            <text:p>6,4</text:p>
          </table:table-cell>
          <table:table-cell table:style-name="ce1" table:formula="of:=[.I$45]*[.I37]" office:value-type="float" office:value="7.90123456790123" calcext:value-type="float">
            <text:p>7,90123456790123</text:p>
          </table:table-cell>
          <table:table-cell table:style-name="ce1" table:formula="of:=[.J$45]*[.J37]" office:value-type="float" office:value="10" calcext:value-type="float">
            <text:p>10</text:p>
          </table:table-cell>
          <table:table-cell table:style-name="ce1" table:formula="of:=[.K$45]*[.K37]" office:value-type="float" office:value="13.0612244897959" calcext:value-type="float">
            <text:p>13,0612244897959</text:p>
          </table:table-cell>
          <table:table-cell table:style-name="ce1" table:formula="of:=[.L$45]*[.L37]" office:value-type="float" office:value="17.7777777777778" calcext:value-type="float">
            <text:p>17,7777777777778</text:p>
          </table:table-cell>
          <table:table-cell table:style-name="ce1" table:formula="of:=[.M$45]*[.M37]" office:value-type="float" office:value="25.6" calcext:value-type="float">
            <text:p>25,6</text:p>
          </table:table-cell>
          <table:table-cell table:style-name="ce3" table:formula="of:=[.N$45]*[.N37]" office:value-type="float" office:value="40" calcext:value-type="float">
            <text:p>40</text:p>
          </table:table-cell>
          <table:table-cell table:style-name="ce1" table:formula="of:=[.O$45]*[.O37]" office:value-type="float" office:value="30" calcext:value-type="float">
            <text:p>30</text:p>
          </table:table-cell>
          <table:table-cell table:style-name="ce1" table:formula="of:=[.P$45]*[.P37]" office:value-type="float" office:value="20" calcext:value-type="float">
            <text:p>20</text:p>
          </table:table-cell>
          <table:table-cell table:style-name="ce1" table:formula="of:=[.Q$45]*[.Q37]" office:value-type="float" office:value="10" calcext:value-type="float">
            <text:p>10</text:p>
          </table:table-cell>
          <table:table-cell table:style-name="ce1" table:formula="of:=[.R$45]*[.R3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table:formula="of:=[.B$45]*[.B38]" office:value-type="float" office:value="1.0546875" calcext:value-type="float">
            <text:p>1,0546875</text:p>
          </table:table-cell>
          <table:table-cell table:style-name="ce1" table:formula="of:=[.C$45]*[.C38]" office:value-type="float" office:value="1.2" calcext:value-type="float">
            <text:p>1,2</text:p>
          </table:table-cell>
          <table:table-cell table:style-name="ce1" table:formula="of:=[.D$45]*[.D38]" office:value-type="float" office:value="1.37755102040816" calcext:value-type="float">
            <text:p>1,37755102040816</text:p>
          </table:table-cell>
          <table:table-cell table:style-name="ce1" table:formula="of:=[.E$45]*[.E38]" office:value-type="float" office:value="1.59763313609467" calcext:value-type="float">
            <text:p>1,59763313609467</text:p>
          </table:table-cell>
          <table:table-cell table:style-name="ce1" table:formula="of:=[.F$45]*[.F38]" office:value-type="float" office:value="1.875" calcext:value-type="float">
            <text:p>1,875</text:p>
          </table:table-cell>
          <table:table-cell table:style-name="ce1" table:formula="of:=[.G$45]*[.G38]" office:value-type="float" office:value="2.23140495867769" calcext:value-type="float">
            <text:p>2,23140495867769</text:p>
          </table:table-cell>
          <table:table-cell table:style-name="ce1" table:formula="of:=[.H$45]*[.H38]" office:value-type="float" office:value="2.7" calcext:value-type="float">
            <text:p>2,7</text:p>
          </table:table-cell>
          <table:table-cell table:style-name="ce1" table:formula="of:=[.I$45]*[.I38]" office:value-type="float" office:value="3.33333333333333" calcext:value-type="float">
            <text:p>3,33333333333333</text:p>
          </table:table-cell>
          <table:table-cell table:style-name="ce1" table:formula="of:=[.J$45]*[.J38]" office:value-type="float" office:value="4.21875" calcext:value-type="float">
            <text:p>4,21875</text:p>
          </table:table-cell>
          <table:table-cell table:style-name="ce1" table:formula="of:=[.K$45]*[.K38]" office:value-type="float" office:value="5.51020408163265" calcext:value-type="float">
            <text:p>5,51020408163265</text:p>
          </table:table-cell>
          <table:table-cell table:style-name="ce1" table:formula="of:=[.L$45]*[.L38]" office:value-type="float" office:value="7.5" calcext:value-type="float">
            <text:p>7,5</text:p>
          </table:table-cell>
          <table:table-cell table:style-name="ce1" table:formula="of:=[.M$45]*[.M38]" office:value-type="float" office:value="10.8" calcext:value-type="float">
            <text:p>10,8</text:p>
          </table:table-cell>
          <table:table-cell table:style-name="ce1" table:formula="of:=[.N$45]*[.N38]" office:value-type="float" office:value="16.875" calcext:value-type="float">
            <text:p>16,875</text:p>
          </table:table-cell>
          <table:table-cell table:style-name="ce1" table:formula="of:=[.O$45]*[.O38]" office:value-type="float" office:value="30" calcext:value-type="float">
            <text:p>30</text:p>
          </table:table-cell>
          <table:table-cell table:style-name="ce1" table:formula="of:=[.P$45]*[.P38]" office:value-type="float" office:value="20" calcext:value-type="float">
            <text:p>20</text:p>
          </table:table-cell>
          <table:table-cell table:style-name="ce1" table:formula="of:=[.Q$45]*[.Q38]" office:value-type="float" office:value="10" calcext:value-type="float">
            <text:p>10</text:p>
          </table:table-cell>
          <table:table-cell table:style-name="ce1" table:formula="of:=[.R$45]*[.R3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table:formula="of:=[.B$45]*[.B39]" office:value-type="float" office:value="0.3125" calcext:value-type="float">
            <text:p>0,3125</text:p>
          </table:table-cell>
          <table:table-cell table:style-name="ce1" table:formula="of:=[.C$45]*[.C39]" office:value-type="float" office:value="0.355555555555556" calcext:value-type="float">
            <text:p>0,355555555555556</text:p>
          </table:table-cell>
          <table:table-cell table:style-name="ce1" table:formula="of:=[.D$45]*[.D39]" office:value-type="float" office:value="0.408163265306122" calcext:value-type="float">
            <text:p>0,408163265306122</text:p>
          </table:table-cell>
          <table:table-cell table:style-name="ce1" table:formula="of:=[.E$45]*[.E39]" office:value-type="float" office:value="0.473372781065089" calcext:value-type="float">
            <text:p>0,473372781065089</text:p>
          </table:table-cell>
          <table:table-cell table:style-name="ce1" table:formula="of:=[.F$45]*[.F39]" office:value-type="float" office:value="0.555555555555556" calcext:value-type="float">
            <text:p>0,555555555555556</text:p>
          </table:table-cell>
          <table:table-cell table:style-name="ce1" table:formula="of:=[.G$45]*[.G39]" office:value-type="float" office:value="0.661157024793388" calcext:value-type="float">
            <text:p>0,661157024793388</text:p>
          </table:table-cell>
          <table:table-cell table:style-name="ce1" table:formula="of:=[.H$45]*[.H39]" office:value-type="float" office:value="0.8" calcext:value-type="float">
            <text:p>0,8</text:p>
          </table:table-cell>
          <table:table-cell table:style-name="ce1" table:formula="of:=[.I$45]*[.I39]" office:value-type="float" office:value="0.987654320987654" calcext:value-type="float">
            <text:p>0,987654320987654</text:p>
          </table:table-cell>
          <table:table-cell table:style-name="ce1" table:formula="of:=[.J$45]*[.J39]" office:value-type="float" office:value="1.25" calcext:value-type="float">
            <text:p>1,25</text:p>
          </table:table-cell>
          <table:table-cell table:style-name="ce1" table:formula="of:=[.K$45]*[.K39]" office:value-type="float" office:value="1.63265306122449" calcext:value-type="float">
            <text:p>1,63265306122449</text:p>
          </table:table-cell>
          <table:table-cell table:style-name="ce1" table:formula="of:=[.L$45]*[.L39]" office:value-type="float" office:value="2.22222222222222" calcext:value-type="float">
            <text:p>2,22222222222222</text:p>
          </table:table-cell>
          <table:table-cell table:style-name="ce1" table:formula="of:=[.M$45]*[.M39]" office:value-type="float" office:value="3.2" calcext:value-type="float">
            <text:p>3,2</text:p>
          </table:table-cell>
          <table:table-cell table:style-name="ce1" table:formula="of:=[.N$45]*[.N39]" office:value-type="float" office:value="5" calcext:value-type="float">
            <text:p>5</text:p>
          </table:table-cell>
          <table:table-cell table:style-name="ce1" table:formula="of:=[.O$45]*[.O39]" office:value-type="float" office:value="8.88888888888889" calcext:value-type="float">
            <text:p>8,88888888888889</text:p>
          </table:table-cell>
          <table:table-cell table:style-name="ce1" table:formula="of:=[.P$45]*[.P39]" office:value-type="float" office:value="20" calcext:value-type="float">
            <text:p>20</text:p>
          </table:table-cell>
          <table:table-cell table:style-name="ce1" table:formula="of:=[.Q$45]*[.Q39]" office:value-type="float" office:value="10" calcext:value-type="float">
            <text:p>10</text:p>
          </table:table-cell>
          <table:table-cell table:style-name="ce1" table:formula="of:=[.R$45]*[.R3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table:formula="of:=[.B$45]*[.B40]" office:value-type="float" office:value="0.0390625" calcext:value-type="float">
            <text:p>0,0390625</text:p>
          </table:table-cell>
          <table:table-cell table:style-name="ce1" table:formula="of:=[.C$45]*[.C40]" office:value-type="float" office:value="0.0444444444444444" calcext:value-type="float">
            <text:p>0,0444444444444444</text:p>
          </table:table-cell>
          <table:table-cell table:style-name="ce1" table:formula="of:=[.D$45]*[.D40]" office:value-type="float" office:value="0.0510204081632653" calcext:value-type="float">
            <text:p>0,0510204081632653</text:p>
          </table:table-cell>
          <table:table-cell table:style-name="ce1" table:formula="of:=[.E$45]*[.E40]" office:value-type="float" office:value="0.0591715976331361" calcext:value-type="float">
            <text:p>0,0591715976331361</text:p>
          </table:table-cell>
          <table:table-cell table:style-name="ce1" table:formula="of:=[.F$45]*[.F40]" office:value-type="float" office:value="0.0694444444444444" calcext:value-type="float">
            <text:p>0,0694444444444444</text:p>
          </table:table-cell>
          <table:table-cell table:style-name="ce1" table:formula="of:=[.G$45]*[.G40]" office:value-type="float" office:value="0.0826446280991736" calcext:value-type="float">
            <text:p>0,0826446280991736</text:p>
          </table:table-cell>
          <table:table-cell table:style-name="ce1" table:formula="of:=[.H$45]*[.H40]" office:value-type="float" office:value="0.1" calcext:value-type="float">
            <text:p>0,1</text:p>
          </table:table-cell>
          <table:table-cell table:style-name="ce1" table:formula="of:=[.I$45]*[.I40]" office:value-type="float" office:value="0.123456790123457" calcext:value-type="float">
            <text:p>0,123456790123457</text:p>
          </table:table-cell>
          <table:table-cell table:style-name="ce1" table:formula="of:=[.J$45]*[.J40]" office:value-type="float" office:value="0.15625" calcext:value-type="float">
            <text:p>0,15625</text:p>
          </table:table-cell>
          <table:table-cell table:style-name="ce1" table:formula="of:=[.K$45]*[.K40]" office:value-type="float" office:value="0.204081632653061" calcext:value-type="float">
            <text:p>0,204081632653061</text:p>
          </table:table-cell>
          <table:table-cell table:style-name="ce1" table:formula="of:=[.L$45]*[.L40]" office:value-type="float" office:value="0.277777777777778" calcext:value-type="float">
            <text:p>0,277777777777778</text:p>
          </table:table-cell>
          <table:table-cell table:style-name="ce1" table:formula="of:=[.M$45]*[.M40]" office:value-type="float" office:value="0.4" calcext:value-type="float">
            <text:p>0,4</text:p>
          </table:table-cell>
          <table:table-cell table:style-name="ce1" table:formula="of:=[.N$45]*[.N40]" office:value-type="float" office:value="0.625" calcext:value-type="float">
            <text:p>0,625</text:p>
          </table:table-cell>
          <table:table-cell table:style-name="ce1" table:formula="of:=[.O$45]*[.O40]" office:value-type="float" office:value="1.11111111111111" calcext:value-type="float">
            <text:p>1,11111111111111</text:p>
          </table:table-cell>
          <table:table-cell table:style-name="ce1" table:formula="of:=[.P$45]*[.P40]" office:value-type="float" office:value="2.5" calcext:value-type="float">
            <text:p>2,5</text:p>
          </table:table-cell>
          <table:table-cell table:style-name="ce1" table:formula="of:=[.Q$45]*[.Q40]" office:value-type="float" office:value="10" calcext:value-type="float">
            <text:p>10</text:p>
          </table:table-cell>
          <table:table-cell table:style-name="ce1" table:formula="of:=[.R$45]*[.R4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table:formula="of:=[.B$45]*[.B41]" office:value-type="float" office:value="0.0048828125" calcext:value-type="float">
            <text:p>0,0048828125</text:p>
          </table:table-cell>
          <table:table-cell table:style-name="ce1" table:formula="of:=[.C$45]*[.C41]" office:value-type="float" office:value="0.00555555555555556" calcext:value-type="float">
            <text:p>0,00555555555555556</text:p>
          </table:table-cell>
          <table:table-cell table:style-name="ce1" table:formula="of:=[.D$45]*[.D41]" office:value-type="float" office:value="0.00637755102040816" calcext:value-type="float">
            <text:p>0,00637755102040816</text:p>
          </table:table-cell>
          <table:table-cell table:style-name="ce1" table:formula="of:=[.E$45]*[.E41]" office:value-type="float" office:value="0.00739644970414201" calcext:value-type="float">
            <text:p>0,00739644970414201</text:p>
          </table:table-cell>
          <table:table-cell table:style-name="ce1" table:formula="of:=[.F$45]*[.F41]" office:value-type="float" office:value="0.00868055555555555" calcext:value-type="float">
            <text:p>0,00868055555555555</text:p>
          </table:table-cell>
          <table:table-cell table:style-name="ce1" table:formula="of:=[.G$45]*[.G41]" office:value-type="float" office:value="0.0103305785123967" calcext:value-type="float">
            <text:p>0,0103305785123967</text:p>
          </table:table-cell>
          <table:table-cell table:style-name="ce1" table:formula="of:=[.H$45]*[.H41]" office:value-type="float" office:value="0.0125" calcext:value-type="float">
            <text:p>0,0125</text:p>
          </table:table-cell>
          <table:table-cell table:style-name="ce1" table:formula="of:=[.I$45]*[.I41]" office:value-type="float" office:value="0.0154320987654321" calcext:value-type="float">
            <text:p>0,0154320987654321</text:p>
          </table:table-cell>
          <table:table-cell table:style-name="ce1" table:formula="of:=[.J$45]*[.J41]" office:value-type="float" office:value="0.01953125" calcext:value-type="float">
            <text:p>0,01953125</text:p>
          </table:table-cell>
          <table:table-cell table:style-name="ce1" table:formula="of:=[.K$45]*[.K41]" office:value-type="float" office:value="0.0255102040816327" calcext:value-type="float">
            <text:p>0,0255102040816327</text:p>
          </table:table-cell>
          <table:table-cell table:style-name="ce1" table:formula="of:=[.L$45]*[.L41]" office:value-type="float" office:value="0.0347222222222222" calcext:value-type="float">
            <text:p>0,0347222222222222</text:p>
          </table:table-cell>
          <table:table-cell table:style-name="ce1" table:formula="of:=[.M$45]*[.M41]" office:value-type="float" office:value="0.05" calcext:value-type="float">
            <text:p>0,05</text:p>
          </table:table-cell>
          <table:table-cell table:style-name="ce1" table:formula="of:=[.N$45]*[.N41]" office:value-type="float" office:value="0.078125" calcext:value-type="float">
            <text:p>0,078125</text:p>
          </table:table-cell>
          <table:table-cell table:style-name="ce1" table:formula="of:=[.O$45]*[.O41]" office:value-type="float" office:value="0.138888888888889" calcext:value-type="float">
            <text:p>0,138888888888889</text:p>
          </table:table-cell>
          <table:table-cell table:style-name="ce1" table:formula="of:=[.P$45]*[.P41]" office:value-type="float" office:value="0.3125" calcext:value-type="float">
            <text:p>0,3125</text:p>
          </table:table-cell>
          <table:table-cell table:style-name="ce1" table:formula="of:=[.Q$45]*[.Q41]" office:value-type="float" office:value="1.25" calcext:value-type="float">
            <text:p>1,25</text:p>
          </table:table-cell>
          <table:table-cell table:style-name="ce1" table:formula="of:=[.R$45]*[.R41]"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A66:.M66])"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table:formula="of:=[.A66]*[.A65]" office:value-type="float" office:value="160" calcext:value-type="float">
            <text:p>160</text:p>
          </table:table-cell>
          <table:table-cell table:formula="of:=[.B66]*[.B65]" office:value-type="float" office:value="340" calcext:value-type="float">
            <text:p>340</text:p>
          </table:table-cell>
          <table:table-cell table:formula="of:=[.C66]*[.C65]" office:value-type="float" office:value="540" calcext:value-type="float">
            <text:p>540</text:p>
          </table:table-cell>
          <table:table-cell table:formula="of:=[.D66]*[.D65]" office:value-type="float" office:value="760" calcext:value-type="float">
            <text:p>760</text:p>
          </table:table-cell>
          <table:table-cell table:formula="of:=[.E66]*[.E65]" office:value-type="float" office:value="1000" calcext:value-type="float">
            <text:p>1000</text:p>
          </table:table-cell>
          <table:table-cell table:formula="of:=[.F66]*[.F65]" office:value-type="float" office:value="1500" calcext:value-type="float">
            <text:p>1500</text:p>
          </table:table-cell>
          <table:table-cell table:formula="of:=[.G66]*[.G65]" office:value-type="float" office:value="1820" calcext:value-type="float">
            <text:p>1820</text:p>
          </table:table-cell>
          <table:table-cell table:formula="of:=[.H66]*[.H65]" office:value-type="float" office:value="2160" calcext:value-type="float">
            <text:p>2160</text:p>
          </table:table-cell>
          <table:table-cell table:formula="of:=[.I66]*[.I65]" office:value-type="float" office:value="2520" calcext:value-type="float">
            <text:p>2520</text:p>
          </table:table-cell>
          <table:table-cell table:formula="of:=[.J66]*[.J65]" office:value-type="float" office:value="2900" calcext:value-type="float">
            <text:p>2900</text:p>
          </table:table-cell>
          <table:table-cell table:formula="of:=[.K66]*[.K65]" office:value-type="float" office:value="3300" calcext:value-type="float">
            <text:p>3300</text:p>
          </table:table-cell>
          <table:table-cell table:formula="of:=[.L66]*[.L65]" office:value-type="float" office:value="3720" calcext:value-type="float">
            <text:p>3720</text:p>
          </table:table-cell>
          <table:table-cell table:formula="of:=[.M66]*[.M65]" office:value-type="float" office:value="4160" calcext:value-type="float">
            <text:p>416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Moyenne = </text:p>
          </table:table-cell>
          <table:table-cell table:style-name="ce2" table:formula="of:=SUM([.A67:.M67])/[.N66]" office:value-type="float" office:value="273.406593406593" calcext:value-type="float">
            <text:p>273,406593406593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11:37.420737729</meta:creation-date>
    <dc:date>2025-04-13T19:19:16.698346105</dc:date>
    <meta:editing-duration>PT4M33S</meta:editing-duration>
    <meta:editing-cycles>1</meta:editing-cycles>
    <meta:generator>LibreOffice/24.8.6.2$Linux_X86_64 LibreOffice_project/d50be90c1d90f0f90a5235ffcbbafbbfa38a83c2</meta:generator>
    <meta:document-statistic meta:table-count="1" meta:cell-count="919" meta:object-count="0"/>
  </office:meta>
</office:document-meta>
</file>